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1"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2"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3"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4"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95"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96"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97"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98"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99"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00"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01"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02"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3"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4"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05"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06"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07"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08"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09"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10"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11"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12"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13"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14"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15"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18"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30"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46"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7"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0"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56"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d0223c" officeooo:paragraph-rsid="00ced9b7" fo:background-color="transparent" style:font-size-asian="10.5pt" loext:shadow="none"/>
    </style:style>
    <style:style style:name="P159" style:family="paragraph" style:parent-style-name="Standard">
      <style:paragraph-properties fo:text-align="center" style:justify-single-word="false"/>
      <style:text-properties style:font-name="Century Schoolbook L" fo:language="ru" fo:country="RU" fo:font-weight="normal" officeooo:rsid="00d0223c" officeooo:paragraph-rsid="00d0223c"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d12b8c" officeooo:paragraph-rsid="00d12b8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d5387a" officeooo:paragraph-rsid="00d5387a"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d6895a" officeooo:paragraph-rsid="00d6895a"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d8855b" officeooo:paragraph-rsid="00d8855b"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d9b2b0" officeooo:paragraph-rsid="00db61aa"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dd0ce8" officeooo:paragraph-rsid="00dd0ce8" fo:background-color="transparent" style:font-size-asian="10.5pt" loext:shadow="none"/>
    </style:style>
    <style:style style:name="P166" style:family="paragraph" style:parent-style-name="Standard">
      <style:paragraph-properties fo:text-align="center"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e4dd2b" officeooo:paragraph-rsid="00e4dd2b" fo:background-color="transparent" style:font-size-asian="10.5pt" loext:shadow="none"/>
    </style:style>
    <style:style style:name="P168" style:family="paragraph" style:parent-style-name="Standard">
      <style:paragraph-properties fo:text-align="justify" style:justify-single-word="false"/>
      <style:text-properties style:font-name="Century Schoolbook L" fo:language="ru" fo:country="RU" fo:font-weight="normal" officeooo:rsid="00e66294" officeooo:paragraph-rsid="00e66294"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e806e5" officeooo:paragraph-rsid="00e806e5" fo:background-color="transparent" style:font-size-asian="10.5pt" loext:shadow="none"/>
    </style:style>
    <style:style style:name="P170" style:family="paragraph" style:parent-style-name="Standard">
      <style:paragraph-properties fo:text-align="center" style:justify-single-word="false"/>
      <style:text-properties style:font-name="Century Schoolbook L" fo:language="ru" fo:country="RU" fo:font-weight="normal" officeooo:rsid="00ec84e5" officeooo:paragraph-rsid="00ec84e5"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ed028d" officeooo:paragraph-rsid="00ed028d"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ed9b36" officeooo:paragraph-rsid="00ed9b36"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ef5132" officeooo:paragraph-rsid="00ef5132" fo:background-color="transparent" style:font-size-asian="10.5pt" loext:shadow="none"/>
    </style:style>
    <style:style style:name="P174" style:family="paragraph" style:parent-style-name="Standard">
      <style:paragraph-properties fo:text-align="justify" style:justify-single-word="false"/>
      <style:text-properties style:font-name="Century Schoolbook L" fo:language="ru" fo:country="RU" fo:font-weight="normal" officeooo:rsid="00f0fbe6" officeooo:paragraph-rsid="00f0fbe6"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f14115" officeooo:paragraph-rsid="00f14115"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f41569" officeooo:paragraph-rsid="00f41569"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faf87e" officeooo:paragraph-rsid="00faf87e"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fc0712" officeooo:paragraph-rsid="00fc0712"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fe49cf" officeooo:paragraph-rsid="00fe49cf"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10079f8" officeooo:paragraph-rsid="010079f8"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100f0e6" officeooo:paragraph-rsid="0100f0e6"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106399e" officeooo:paragraph-rsid="0106399e" fo:background-color="transparent" style:font-size-asian="10.5pt" loext:shadow="none"/>
    </style:style>
    <style:style style:name="P186" style:family="paragraph" style:parent-style-name="Standard">
      <style:paragraph-properties fo:text-align="justify" style:justify-single-word="false"/>
      <style:text-properties style:font-name="Century Schoolbook L" fo:language="ru" fo:country="RU" fo:font-weight="normal" officeooo:rsid="010ad8d0" officeooo:paragraph-rsid="010ad8d0" fo:background-color="transparent" style:font-size-asian="10.5pt" loext:shadow="none"/>
    </style:style>
    <style:style style:name="P187" style:family="paragraph" style:parent-style-name="Standard">
      <style:paragraph-properties fo:text-align="justify" style:justify-single-word="false"/>
      <style:text-properties style:font-name="Century Schoolbook L" fo:language="ru" fo:country="RU" fo:font-weight="normal" officeooo:rsid="010c79d9" officeooo:paragraph-rsid="010c79d9" fo:background-color="transparent" style:font-size-asian="10.5pt" loext:shadow="none"/>
    </style:style>
    <style:style style:name="P188" style:family="paragraph" style:parent-style-name="Standard">
      <style:paragraph-properties fo:text-align="justify" style:justify-single-word="false"/>
      <style:text-properties style:font-name="Century Schoolbook L" fo:language="ru" fo:country="RU" fo:font-weight="normal" officeooo:rsid="010e7422" officeooo:paragraph-rsid="010e7422" fo:background-color="transparent" style:font-size-asian="10.5pt" loext:shadow="none"/>
    </style:style>
    <style:style style:name="P189" style:family="paragraph" style:parent-style-name="Standard">
      <style:paragraph-properties fo:text-align="center" style:justify-single-word="false"/>
      <style:text-properties style:font-name="Century Schoolbook L" fo:language="ru" fo:country="RU" fo:font-weight="normal" officeooo:rsid="0113d9f8" officeooo:paragraph-rsid="0113d9f8" fo:background-color="transparent" style:font-size-asian="10.5pt" loext:shadow="none"/>
    </style:style>
    <style:style style:name="P190" style:family="paragraph" style:parent-style-name="Standard">
      <style:paragraph-properties fo:text-align="justify" style:justify-single-word="false"/>
      <style:text-properties style:font-name="Century Schoolbook L" fo:language="ru" fo:country="RU" fo:font-weight="normal" officeooo:rsid="011484f1" officeooo:paragraph-rsid="011484f1" fo:background-color="transparent" style:font-size-asian="10.5pt" loext:shadow="none"/>
    </style:style>
    <style:style style:name="P191" style:family="paragraph" style:parent-style-name="Standard">
      <style:paragraph-properties fo:text-align="justify" style:justify-single-word="false"/>
      <style:text-properties style:font-name="Century Schoolbook L" fo:language="ru" fo:country="RU" fo:font-style="italic" fo:font-weight="normal" officeooo:rsid="010231bd" officeooo:paragraph-rsid="010231bd" fo:background-color="transparent" style:font-size-asian="10.5pt" style:font-style-asian="italic" style:font-style-complex="italic" loext:shadow="none"/>
    </style:style>
    <style:style style:name="P192" style:family="paragraph" style:parent-style-name="Standard">
      <style:text-properties officeooo:rsid="00114883" officeooo:paragraph-rsid="00114883"/>
    </style:style>
    <style:style style:name="P193" style:family="paragraph" style:parent-style-name="Standard">
      <style:paragraph-properties fo:text-align="start" style:justify-single-word="false"/>
      <style:text-properties officeooo:rsid="00114a78" officeooo:paragraph-rsid="00114a78"/>
    </style:style>
    <style:style style:name="P194" style:family="paragraph" style:parent-style-name="Standard">
      <style:paragraph-properties fo:text-align="start" style:justify-single-word="false"/>
      <style:text-properties officeooo:paragraph-rsid="0012d949"/>
    </style:style>
    <style:style style:name="P195" style:family="paragraph" style:parent-style-name="Standard">
      <style:paragraph-properties fo:text-align="start" style:justify-single-word="false"/>
      <style:text-properties officeooo:rsid="0012d949" officeooo:paragraph-rsid="0012d949"/>
    </style:style>
    <style:style style:name="P196" style:family="paragraph" style:parent-style-name="Standard">
      <style:paragraph-properties fo:text-align="start" style:justify-single-word="false"/>
      <style:text-properties officeooo:rsid="0012d949" officeooo:paragraph-rsid="0014b531"/>
    </style:style>
    <style:style style:name="P197" style:family="paragraph" style:parent-style-name="Standard">
      <style:paragraph-properties fo:text-align="start" style:justify-single-word="false"/>
      <style:text-properties officeooo:rsid="0023ab34" officeooo:paragraph-rsid="0023ab34"/>
    </style:style>
    <style:style style:name="P198" style:family="paragraph" style:parent-style-name="Standard">
      <style:paragraph-properties fo:text-align="justify" style:justify-single-word="false"/>
      <style:text-properties officeooo:rsid="002560c4" officeooo:paragraph-rsid="002560c4"/>
    </style:style>
    <style:style style:name="P199" style:family="paragraph" style:parent-style-name="Standard">
      <style:paragraph-properties fo:text-align="justify" style:justify-single-word="false"/>
      <style:text-properties officeooo:rsid="00267a66" officeooo:paragraph-rsid="00267a66"/>
    </style:style>
    <style:style style:name="P200"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201"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202"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03"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204"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205"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206"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207"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208"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209"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210"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211"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212"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213"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214"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215"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216"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217"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218"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219" style:family="paragraph" style:parent-style-name="Standard" style:list-style-name="L19">
      <style:paragraph-properties fo:text-align="justify" style:justify-single-word="false"/>
      <style:text-properties style:font-name="Century Schoolbook L" fo:language="ru" fo:country="RU" fo:font-weight="normal" officeooo:rsid="010231bd" officeooo:paragraph-rsid="010231bd" fo:background-color="transparent" style:font-size-asian="10.5pt" loext:shadow="none"/>
    </style:style>
    <style:style style:name="P220" style:family="paragraph" style:parent-style-name="Standard" style:list-style-name="L19">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221" style:family="paragraph" style:parent-style-name="Standard">
      <style:paragraph-properties fo:text-align="justify" style:justify-single-word="false"/>
      <style:text-properties style:font-name="Century Schoolbook L" fo:language="ru" fo:country="RU" fo:font-weight="normal" officeooo:rsid="011a2a27" officeooo:paragraph-rsid="011a2a27" fo:background-color="transparent" style:font-size-asian="10.5pt" loext:shadow="none"/>
    </style:style>
    <style:style style:name="P222" style:family="paragraph" style:parent-style-name="Standard">
      <style:paragraph-properties fo:text-align="justify" style:justify-single-word="false"/>
      <style:text-properties style:font-name="Century Schoolbook L" fo:language="ru" fo:country="RU" fo:font-weight="normal" officeooo:rsid="011e7c4a" officeooo:paragraph-rsid="011e7c4a" fo:background-color="transparent" style:font-size-asian="10.5pt" loext:shadow="none"/>
    </style:style>
    <style:style style:name="P223" style:family="paragraph" style:parent-style-name="Standard">
      <style:paragraph-properties fo:text-align="justify" style:justify-single-word="false"/>
      <style:text-properties style:font-name="Century Schoolbook L" fo:language="ru" fo:country="RU" fo:font-weight="normal" officeooo:rsid="011f4595" officeooo:paragraph-rsid="011f4595" fo:background-color="transparent" style:font-size-asian="10.5pt" loext:shadow="none"/>
    </style:style>
    <style:style style:name="P224" style:family="paragraph" style:parent-style-name="Standard">
      <style:paragraph-properties fo:text-align="justify" style:justify-single-word="false"/>
      <style:text-properties style:font-name="Century Schoolbook L" fo:language="ru" fo:country="RU" fo:font-weight="normal" officeooo:rsid="01201e98" officeooo:paragraph-rsid="01201e98" fo:background-color="transparent" style:font-size-asian="10.5pt" loext:shadow="none"/>
    </style:style>
    <style:style style:name="P225" style:family="paragraph" style:parent-style-name="Standard">
      <style:paragraph-properties fo:text-align="justify" style:justify-single-word="false"/>
      <style:text-properties style:font-name="Century Schoolbook L" fo:language="ru" fo:country="RU" fo:font-weight="normal" officeooo:rsid="01225f78" officeooo:paragraph-rsid="01225f78" fo:background-color="transparent" style:font-size-asian="10.5pt" loext:shadow="none"/>
    </style:style>
    <style:style style:name="P226" style:family="paragraph" style:parent-style-name="Standard">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227" style:family="paragraph" style:parent-style-name="Standard" style:list-style-name="L20">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228" style:family="paragraph" style:parent-style-name="Standard">
      <style:paragraph-properties fo:text-align="justify" style:justify-single-word="false"/>
      <style:text-properties style:font-name="Century Schoolbook L" fo:language="ru" fo:country="RU" fo:font-weight="normal" officeooo:rsid="012a7a76" officeooo:paragraph-rsid="012a7a76" fo:background-color="transparent" style:font-size-asian="10.5pt" loext:shadow="none"/>
    </style:style>
    <style:style style:name="P229" style:family="paragraph" style:parent-style-name="Standard" style:list-style-name="L21">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230" style:family="paragraph" style:parent-style-name="Standard">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231" style:family="paragraph" style:parent-style-name="Standard">
      <style:paragraph-properties fo:text-align="justify" style:justify-single-word="false"/>
      <style:text-properties style:font-name="Century Schoolbook L" fo:language="ru" fo:country="RU" fo:font-weight="normal" officeooo:rsid="012ea2ef" officeooo:paragraph-rsid="012ea2ef" fo:background-color="transparent" style:font-size-asian="10.5pt" loext:shadow="none"/>
    </style:style>
    <style:style style:name="P232" style:family="paragraph" style:parent-style-name="Standard">
      <style:paragraph-properties fo:text-align="justify" style:justify-single-word="false"/>
      <style:text-properties style:font-name="Century Schoolbook L" fo:language="ru" fo:country="RU" fo:font-weight="normal" officeooo:rsid="0133c98e" officeooo:paragraph-rsid="0133c98e" fo:background-color="transparent" style:font-size-asian="10.5pt" loext:shadow="none"/>
    </style:style>
    <style:style style:name="P233" style:family="paragraph" style:parent-style-name="Standard">
      <style:paragraph-properties fo:text-align="justify" style:justify-single-word="false"/>
      <style:text-properties style:font-name="Century Schoolbook L" fo:language="ru" fo:country="RU" fo:font-weight="normal" officeooo:rsid="0134d0b8" officeooo:paragraph-rsid="0134d0b8" fo:background-color="transparent" style:font-size-asian="10.5pt" loext:shadow="none"/>
    </style:style>
    <style:style style:name="P234" style:family="paragraph" style:parent-style-name="Standard" style:list-style-name="L22">
      <style:paragraph-properties fo:text-align="justify" style:justify-single-word="false"/>
      <style:text-properties style:font-name="Century Schoolbook L" fo:language="ru" fo:country="RU" fo:font-weight="normal" officeooo:rsid="0135e6f0" officeooo:paragraph-rsid="0135e6f0" fo:background-color="transparent" style:font-size-asian="10.5pt" loext:shadow="none"/>
    </style:style>
    <style:style style:name="P235" style:family="paragraph" style:parent-style-name="Standard" style:list-style-name="L22">
      <style:paragraph-properties fo:text-align="justify" style:justify-single-word="false"/>
      <style:text-properties style:font-name="Century Schoolbook L" fo:language="ru" fo:country="RU" fo:font-weight="normal" officeooo:rsid="013706e7" officeooo:paragraph-rsid="013706e7" fo:background-color="transparent" style:font-size-asian="10.5pt" loext:shadow="none"/>
    </style:style>
    <style:style style:name="P236" style:family="paragraph" style:parent-style-name="Standard" style:list-style-name="L22">
      <style:paragraph-properties fo:text-align="justify" style:justify-single-word="false"/>
      <style:text-properties style:font-name="Century Schoolbook L" fo:language="ru" fo:country="RU" fo:font-weight="normal" officeooo:rsid="013a9fc1" officeooo:paragraph-rsid="013a9fc1" fo:background-color="transparent" style:font-size-asian="10.5pt" loext:shadow="none"/>
    </style:style>
    <style:style style:name="P237" style:family="paragraph" style:parent-style-name="Standard" style:list-style-name="L22">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38" style:family="paragraph" style:parent-style-name="Standard">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39" style:family="paragraph" style:parent-style-name="Standard">
      <style:paragraph-properties fo:text-align="justify" style:justify-single-word="false"/>
      <style:text-properties style:font-name="Century Schoolbook L" fo:language="ru" fo:country="RU" fo:font-weight="normal" officeooo:rsid="013d06e5" officeooo:paragraph-rsid="013d06e5" fo:background-color="transparent" style:font-size-asian="10.5pt" loext:shadow="none"/>
    </style:style>
    <style:style style:name="P240" style:family="paragraph" style:parent-style-name="Standard">
      <style:paragraph-properties fo:text-align="justify" style:justify-single-word="false"/>
      <style:text-properties style:font-name="Century Schoolbook L" fo:language="ru" fo:country="RU" fo:font-weight="normal" officeooo:rsid="013d642f" officeooo:paragraph-rsid="013d642f" fo:background-color="transparent" style:font-size-asian="10.5pt" loext:shadow="none"/>
    </style:style>
    <style:style style:name="P241" style:family="paragraph" style:parent-style-name="Standard">
      <style:paragraph-properties fo:text-align="center" style:justify-single-word="false"/>
      <style:text-properties style:font-name="Century Schoolbook L" fo:language="ru" fo:country="RU" fo:font-weight="normal" officeooo:rsid="0141cd2d" officeooo:paragraph-rsid="0141cd2d" fo:background-color="transparent" style:font-size-asian="10.5pt" loext:shadow="none"/>
    </style:style>
    <style:style style:name="P242" style:family="paragraph" style:parent-style-name="Standard">
      <style:paragraph-properties fo:text-align="justify" style:justify-single-word="false"/>
      <style:text-properties style:font-name="Century Schoolbook L" fo:language="ru" fo:country="RU" fo:font-weight="normal" officeooo:rsid="0142d03f" officeooo:paragraph-rsid="0142d03f" fo:background-color="transparent" style:font-size-asian="10.5pt" loext:shadow="none"/>
    </style:style>
    <style:style style:name="P243" style:family="paragraph" style:parent-style-name="Standard">
      <style:paragraph-properties fo:text-align="justify" style:justify-single-word="false"/>
      <style:text-properties style:font-name="Century Schoolbook L" fo:language="ru" fo:country="RU" fo:font-weight="normal" officeooo:rsid="01480ae1" officeooo:paragraph-rsid="01480ae1" fo:background-color="transparent" style:font-size-asian="10.5pt" loext:shadow="none"/>
    </style:style>
    <style:style style:name="P244" style:family="paragraph" style:parent-style-name="Standard">
      <style:paragraph-properties fo:text-align="justify" style:justify-single-word="false"/>
      <style:text-properties style:font-name="Century Schoolbook L" fo:language="ru" fo:country="RU" fo:font-weight="normal" officeooo:rsid="014aa950" officeooo:paragraph-rsid="014aa950" fo:background-color="transparent" style:font-size-asian="10.5pt" loext:shadow="none"/>
    </style:style>
    <style:style style:name="P245" style:family="paragraph" style:parent-style-name="Standard">
      <style:paragraph-properties fo:text-align="justify" style:justify-single-word="false"/>
      <style:text-properties style:font-name="Century Schoolbook L" fo:language="ru" fo:country="RU" fo:font-weight="normal" officeooo:rsid="014f1042" officeooo:paragraph-rsid="014f1042" fo:background-color="transparent" style:font-size-asian="10.5pt" loext:shadow="none"/>
    </style:style>
    <style:style style:name="P246" style:family="paragraph" style:parent-style-name="Standard">
      <style:paragraph-properties fo:text-align="justify"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47" style:family="paragraph" style:parent-style-name="Standard">
      <style:paragraph-properties fo:text-align="center"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48" style:family="paragraph" style:parent-style-name="Standard">
      <style:paragraph-properties fo:text-align="justify" style:justify-single-word="false"/>
      <style:text-properties style:font-name="Century Schoolbook L" fo:language="ru" fo:country="RU" fo:font-weight="normal" officeooo:rsid="0156b2ab" officeooo:paragraph-rsid="0156b2ab" fo:background-color="transparent" style:font-size-asian="10.5pt" loext:shadow="none"/>
    </style:style>
    <style:style style:name="P249" style:family="paragraph" style:parent-style-name="Standard">
      <style:paragraph-properties fo:text-align="justify" style:justify-single-word="false"/>
      <style:text-properties style:font-name="Century Schoolbook L" fo:language="ru" fo:country="RU" fo:font-weight="normal" officeooo:rsid="015b054a" officeooo:paragraph-rsid="015b054a" fo:background-color="transparent" style:font-size-asian="10.5pt" loext:shadow="none"/>
    </style:style>
    <style:style style:name="P250" style:family="paragraph" style:parent-style-name="Standard">
      <style:paragraph-properties fo:text-align="justify" style:justify-single-word="false"/>
      <style:text-properties style:font-name="Century Schoolbook L" fo:language="ru" fo:country="RU" fo:font-weight="normal" officeooo:rsid="015cb9bf" officeooo:paragraph-rsid="015cb9bf" fo:background-color="transparent" style:font-size-asian="10.5pt" loext:shadow="none"/>
    </style:style>
    <style:style style:name="P251" style:family="paragraph" style:parent-style-name="Standard">
      <style:paragraph-properties fo:text-align="justify" style:justify-single-word="false"/>
      <style:text-properties style:font-name="Century Schoolbook L" fo:language="ru" fo:country="RU" fo:font-weight="normal" officeooo:rsid="015e2a57" officeooo:paragraph-rsid="015e2a57" fo:background-color="transparent" style:font-size-asian="10.5pt" loext:shadow="none"/>
    </style:style>
    <style:style style:name="P252" style:family="paragraph" style:parent-style-name="Standard">
      <style:paragraph-properties fo:text-align="justify" style:justify-single-word="false"/>
      <style:text-properties style:font-name="Century Schoolbook L" fo:language="ru" fo:country="RU" fo:font-weight="normal" officeooo:rsid="015fa87c" officeooo:paragraph-rsid="015fa87c" fo:background-color="transparent" style:font-size-asian="10.5pt" loext:shadow="none"/>
    </style:style>
    <style:style style:name="P253" style:family="paragraph" style:parent-style-name="Standard">
      <style:paragraph-properties fo:text-align="justify" style:justify-single-word="false"/>
      <style:text-properties style:font-name="Century Schoolbook L" fo:language="ru" fo:country="RU" fo:font-weight="normal" officeooo:rsid="01626506" officeooo:paragraph-rsid="01626506" fo:background-color="transparent" style:font-size-asian="10.5pt" loext:shadow="none"/>
    </style:style>
    <style:style style:name="P254" style:family="paragraph" style:parent-style-name="Standard">
      <style:paragraph-properties fo:text-align="justify" style:justify-single-word="false"/>
      <style:text-properties style:font-name="Century Schoolbook L" fo:language="ru" fo:country="RU" fo:font-weight="normal" officeooo:rsid="0165861f" officeooo:paragraph-rsid="0165861f" fo:background-color="transparent" style:font-size-asian="10.5pt" loext:shadow="none"/>
    </style:style>
    <style:style style:name="P255" style:family="paragraph" style:parent-style-name="Standard">
      <style:paragraph-properties fo:text-align="justify" style:justify-single-word="false"/>
      <style:text-properties style:font-name="Century Schoolbook L" fo:language="ru" fo:country="RU" fo:font-weight="normal" officeooo:rsid="0166ad0f" officeooo:paragraph-rsid="0166ad0f" fo:background-color="transparent" style:font-size-asian="10.5pt" loext:shadow="none"/>
    </style:style>
    <style:style style:name="P256" style:family="paragraph" style:parent-style-name="Standard">
      <style:paragraph-properties fo:text-align="justify" style:justify-single-word="false"/>
      <style:text-properties style:font-name="Century Schoolbook L" fo:language="ru" fo:country="RU" fo:font-weight="normal" officeooo:rsid="01675b04" officeooo:paragraph-rsid="01675b04" fo:background-color="transparent" style:font-size-asian="10.5pt" loext:shadow="none"/>
    </style:style>
    <style:style style:name="P257" style:family="paragraph" style:parent-style-name="Standard">
      <style:paragraph-properties fo:text-align="justify" style:justify-single-word="false"/>
      <style:text-properties style:font-name="Century Schoolbook L" fo:language="ru" fo:country="RU" fo:font-weight="normal" officeooo:rsid="0167b6b1" officeooo:paragraph-rsid="0167b6b1" fo:background-color="transparent" style:font-size-asian="10.5pt" loext:shadow="none"/>
    </style:style>
    <style:style style:name="P258" style:family="paragraph" style:parent-style-name="Standard">
      <style:paragraph-properties fo:text-align="justify" style:justify-single-word="false"/>
      <style:text-properties style:font-name="Century Schoolbook L" fo:language="ru" fo:country="RU" fo:font-weight="normal" officeooo:rsid="0169231d" officeooo:paragraph-rsid="0169231d" fo:background-color="transparent" style:font-size-asian="10.5pt" loext:shadow="none"/>
    </style:style>
    <style:style style:name="P259" style:family="paragraph" style:parent-style-name="Standard">
      <style:paragraph-properties fo:text-align="justify" style:justify-single-word="false"/>
      <style:text-properties style:font-name="Century Schoolbook L" fo:language="ru" fo:country="RU" fo:font-weight="normal" officeooo:rsid="01697175" officeooo:paragraph-rsid="01697175" fo:background-color="transparent" style:font-size-asian="10.5pt" loext:shadow="none"/>
    </style:style>
    <style:style style:name="P260" style:family="paragraph" style:parent-style-name="Standard">
      <style:paragraph-properties fo:text-align="justify" style:justify-single-word="false"/>
      <style:text-properties style:font-name="Century Schoolbook L" fo:language="ru" fo:country="RU" fo:font-weight="normal" officeooo:rsid="016b7b4f" officeooo:paragraph-rsid="016b7b4f" fo:background-color="transparent" style:font-size-asian="10.5pt" loext:shadow="none"/>
    </style:style>
    <style:style style:name="P261" style:family="paragraph" style:parent-style-name="Standard">
      <style:paragraph-properties fo:text-align="justify" style:justify-single-word="false"/>
      <style:text-properties style:font-name="Century Schoolbook L" fo:language="ru" fo:country="RU" fo:font-weight="normal" officeooo:rsid="016d68f3" officeooo:paragraph-rsid="016d68f3" fo:background-color="transparent" style:font-size-asian="10.5pt" loext:shadow="none"/>
    </style:style>
    <style:style style:name="P262" style:family="paragraph" style:parent-style-name="Standard">
      <style:paragraph-properties fo:text-align="justify" style:justify-single-word="false"/>
      <style:text-properties style:font-name="Century Schoolbook L" fo:language="ru" fo:country="RU" fo:font-weight="normal" officeooo:rsid="016f3f1d" officeooo:paragraph-rsid="016f3f1d" fo:background-color="transparent" style:font-size-asian="10.5pt" loext:shadow="none"/>
    </style:style>
    <style:style style:name="P263" style:family="paragraph" style:parent-style-name="Standard">
      <style:paragraph-properties fo:text-align="justify" style:justify-single-word="false"/>
      <style:text-properties style:font-name="Century Schoolbook L" fo:language="ru" fo:country="RU" fo:font-weight="normal" officeooo:rsid="016fe3dc" officeooo:paragraph-rsid="016fe3dc" fo:background-color="transparent" style:font-size-asian="10.5pt" loext:shadow="none"/>
    </style:style>
    <style:style style:name="P264" style:family="paragraph" style:parent-style-name="Standard">
      <style:paragraph-properties fo:text-align="justify" style:justify-single-word="false"/>
      <style:text-properties style:font-name="Century Schoolbook L" fo:language="ru" fo:country="RU" fo:font-weight="normal" officeooo:rsid="0172d105" officeooo:paragraph-rsid="0172d105" fo:background-color="transparent" style:font-size-asian="10.5pt" loext:shadow="none"/>
    </style:style>
    <style:style style:name="P265" style:family="paragraph" style:parent-style-name="Standard">
      <style:paragraph-properties fo:text-align="justify" style:justify-single-word="false"/>
      <style:text-properties style:font-name="Century Schoolbook L" fo:language="ru" fo:country="RU" fo:font-weight="normal" officeooo:rsid="01753e10" officeooo:paragraph-rsid="01753e10" fo:background-color="transparent" style:font-size-asian="10.5pt" loext:shadow="none"/>
    </style:style>
    <style:style style:name="P266" style:family="paragraph" style:parent-style-name="Standard">
      <style:paragraph-properties fo:text-align="justify" style:justify-single-word="false"/>
      <style:text-properties style:font-name="Century Schoolbook L" fo:language="ru" fo:country="RU" fo:font-weight="normal" officeooo:rsid="01762c91" officeooo:paragraph-rsid="01762c91" fo:background-color="transparent" style:font-size-asian="10.5pt" loext:shadow="none"/>
    </style:style>
    <style:style style:name="P267" style:family="paragraph" style:parent-style-name="Standard">
      <style:paragraph-properties fo:text-align="justify" style:justify-single-word="false"/>
      <style:text-properties style:font-name="Century Schoolbook L" fo:language="ru" fo:country="RU" fo:font-weight="normal" officeooo:rsid="017a009d" officeooo:paragraph-rsid="017a009d" fo:background-color="transparent" style:font-size-asian="10.5pt" loext:shadow="none"/>
    </style:style>
    <style:style style:name="P268" style:family="paragraph" style:parent-style-name="Standard">
      <style:paragraph-properties fo:text-align="justify" style:justify-single-word="false"/>
      <style:text-properties style:font-name="Century Schoolbook L" fo:language="ru" fo:country="RU" fo:font-weight="normal" officeooo:rsid="017b76ff" officeooo:paragraph-rsid="017b76ff" fo:background-color="transparent" style:font-size-asian="10.5pt" loext:shadow="none"/>
    </style:style>
    <style:style style:name="P269" style:family="paragraph" style:parent-style-name="Standard">
      <style:paragraph-properties fo:text-align="justify" style:justify-single-word="false"/>
      <style:text-properties style:font-name="Century Schoolbook L" fo:language="ru" fo:country="RU" fo:font-weight="normal" officeooo:rsid="017c658b" officeooo:paragraph-rsid="017c658b"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fo:font-style="italic" officeooo:rsid="012074f0" style:font-style-asian="italic" style:font-style-complex="italic"/>
    </style:style>
    <style:style style:name="T25" style:family="text">
      <style:text-properties fo:font-style="italic" officeooo:rsid="01153750" style:font-style-asian="italic" style:font-style-complex="italic"/>
    </style:style>
    <style:style style:name="T26" style:family="text">
      <style:text-properties fo:font-style="italic" officeooo:rsid="0143f916" style:font-style-asian="italic" style:font-style-complex="italic"/>
    </style:style>
    <style:style style:name="T27" style:family="text">
      <style:text-properties officeooo:rsid="00099583"/>
    </style:style>
    <style:style style:name="T28" style:family="text">
      <style:text-properties officeooo:rsid="0009b39b"/>
    </style:style>
    <style:style style:name="T29" style:family="text">
      <style:text-properties officeooo:rsid="00114883"/>
    </style:style>
    <style:style style:name="T30" style:family="text">
      <style:text-properties style:font-name="Century Schoolbook L" fo:language="ru" fo:country="RU" fo:font-weight="normal" fo:background-color="transparent" loext:char-shading-value="0" style:font-size-asian="10.5pt" loext:shadow="none"/>
    </style:style>
    <style:style style:name="T31" style:family="text">
      <style:text-properties style:font-name="Century Schoolbook L" fo:language="ru" fo:country="RU" fo:font-weight="normal" officeooo:rsid="0012d949" fo:background-color="transparent" loext:char-shading-value="0" style:font-size-asian="10.5pt" loext:shadow="none"/>
    </style:style>
    <style:style style:name="T32" style:family="text">
      <style:text-properties style:font-name="Century Schoolbook L" fo:language="ru" fo:country="RU" fo:font-weight="normal" officeooo:rsid="0013b0b8" fo:background-color="transparent" loext:char-shading-value="0" style:font-size-asian="10.5pt" loext:shadow="none"/>
    </style:style>
    <style:style style:name="T33" style:family="text">
      <style:text-properties style:font-name="Century Schoolbook L" fo:language="ru" fo:country="RU" fo:font-weight="normal" officeooo:rsid="0014b531" fo:background-color="transparent" loext:char-shading-value="0" style:font-size-asian="10.5pt" loext:shadow="none"/>
    </style:style>
    <style:style style:name="T34"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35"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36"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37"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38"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39" style:family="text">
      <style:text-properties officeooo:rsid="0020418a"/>
    </style:style>
    <style:style style:name="T40" style:family="text">
      <style:text-properties officeooo:rsid="0021ff5a"/>
    </style:style>
    <style:style style:name="T41" style:family="text">
      <style:text-properties officeooo:rsid="002ad3be"/>
    </style:style>
    <style:style style:name="T42" style:family="text">
      <style:text-properties officeooo:rsid="0030965e"/>
    </style:style>
    <style:style style:name="T43" style:family="text">
      <style:text-properties officeooo:rsid="003194bc"/>
    </style:style>
    <style:style style:name="T44" style:family="text">
      <style:text-properties officeooo:rsid="00334c08"/>
    </style:style>
    <style:style style:name="T45" style:family="text">
      <style:text-properties officeooo:rsid="0034f4a7"/>
    </style:style>
    <style:style style:name="T46" style:family="text">
      <style:text-properties officeooo:rsid="0037c58f"/>
    </style:style>
    <style:style style:name="T47" style:family="text">
      <style:text-properties officeooo:rsid="003899df"/>
    </style:style>
    <style:style style:name="T48" style:family="text">
      <style:text-properties officeooo:rsid="00394246"/>
    </style:style>
    <style:style style:name="T49" style:family="text">
      <style:text-properties officeooo:rsid="003adeb1"/>
    </style:style>
    <style:style style:name="T50" style:family="text">
      <style:text-properties officeooo:rsid="003bbcbd"/>
    </style:style>
    <style:style style:name="T51" style:family="text">
      <style:text-properties officeooo:rsid="003cd4b6"/>
    </style:style>
    <style:style style:name="T52" style:family="text">
      <style:text-properties officeooo:rsid="003dd2ec"/>
    </style:style>
    <style:style style:name="T53" style:family="text">
      <style:text-properties officeooo:rsid="00447f23"/>
    </style:style>
    <style:style style:name="T54" style:family="text">
      <style:text-properties officeooo:rsid="00509f0c"/>
    </style:style>
    <style:style style:name="T55" style:family="text">
      <style:text-properties officeooo:rsid="0053a402"/>
    </style:style>
    <style:style style:name="T56" style:family="text">
      <style:text-properties officeooo:rsid="0056cb65"/>
    </style:style>
    <style:style style:name="T57" style:family="text">
      <style:text-properties officeooo:rsid="005c5efd"/>
    </style:style>
    <style:style style:name="T58" style:family="text">
      <style:text-properties officeooo:rsid="005df8ec"/>
    </style:style>
    <style:style style:name="T59" style:family="text">
      <style:text-properties officeooo:rsid="006525a4"/>
    </style:style>
    <style:style style:name="T60" style:family="text">
      <style:text-properties officeooo:rsid="0070e276"/>
    </style:style>
    <style:style style:name="T61" style:family="text">
      <style:text-properties officeooo:rsid="0075ac40"/>
    </style:style>
    <style:style style:name="T62" style:family="text">
      <style:text-properties officeooo:rsid="0077a8d6"/>
    </style:style>
    <style:style style:name="T63" style:family="text">
      <style:text-properties officeooo:rsid="0077f74e"/>
    </style:style>
    <style:style style:name="T64" style:family="text">
      <style:text-properties officeooo:rsid="007f3802"/>
    </style:style>
    <style:style style:name="T65" style:family="text">
      <style:text-properties officeooo:rsid="00864f81"/>
    </style:style>
    <style:style style:name="T66" style:family="text">
      <style:text-properties officeooo:rsid="0089c027"/>
    </style:style>
    <style:style style:name="T67" style:family="text">
      <style:text-properties officeooo:rsid="008a4c46"/>
    </style:style>
    <style:style style:name="T68" style:family="text">
      <style:text-properties officeooo:rsid="008da961"/>
    </style:style>
    <style:style style:name="T69" style:family="text">
      <style:text-properties officeooo:rsid="0090f5dd"/>
    </style:style>
    <style:style style:name="T70" style:family="text">
      <style:text-properties officeooo:rsid="0095a138"/>
    </style:style>
    <style:style style:name="T71" style:family="text">
      <style:text-properties officeooo:rsid="00962910"/>
    </style:style>
    <style:style style:name="T72" style:family="text">
      <style:text-properties officeooo:rsid="0096b0ca"/>
    </style:style>
    <style:style style:name="T73" style:family="text">
      <style:text-properties officeooo:rsid="009b000e"/>
    </style:style>
    <style:style style:name="T74" style:family="text">
      <style:text-properties officeooo:rsid="009c5a9e"/>
    </style:style>
    <style:style style:name="T75" style:family="text">
      <style:text-properties officeooo:rsid="009fb332"/>
    </style:style>
    <style:style style:name="T76" style:family="text">
      <style:text-properties officeooo:rsid="00a33b8f"/>
    </style:style>
    <style:style style:name="T77" style:family="text">
      <style:text-properties officeooo:rsid="00a96232"/>
    </style:style>
    <style:style style:name="T78" style:family="text">
      <style:text-properties officeooo:rsid="00ae2557"/>
    </style:style>
    <style:style style:name="T79" style:family="text">
      <style:text-properties officeooo:rsid="00b3e54f"/>
    </style:style>
    <style:style style:name="T80" style:family="text">
      <style:text-properties officeooo:rsid="00bb58c8"/>
    </style:style>
    <style:style style:name="T81" style:family="text">
      <style:text-properties officeooo:rsid="00bcfc0c"/>
    </style:style>
    <style:style style:name="T82" style:family="text">
      <style:text-properties officeooo:rsid="00bf50ac"/>
    </style:style>
    <style:style style:name="T83" style:family="text">
      <style:text-properties officeooo:rsid="00c494e6"/>
    </style:style>
    <style:style style:name="T84" style:family="text">
      <style:text-properties officeooo:rsid="00d2d5a2"/>
    </style:style>
    <style:style style:name="T85" style:family="text">
      <style:text-properties officeooo:rsid="00d3f763"/>
    </style:style>
    <style:style style:name="T86" style:family="text">
      <style:text-properties officeooo:rsid="00d6f21a"/>
    </style:style>
    <style:style style:name="T87" style:family="text">
      <style:text-properties officeooo:rsid="00d95464"/>
    </style:style>
    <style:style style:name="T88" style:family="text">
      <style:text-properties officeooo:rsid="00db61aa"/>
    </style:style>
    <style:style style:name="T89" style:family="text">
      <style:text-properties officeooo:rsid="00de3705"/>
    </style:style>
    <style:style style:name="T90" style:family="text">
      <style:text-properties officeooo:rsid="00e7e92c"/>
    </style:style>
    <style:style style:name="T91" style:family="text">
      <style:text-properties officeooo:rsid="00f1c3cc"/>
    </style:style>
    <style:style style:name="T92" style:family="text">
      <style:text-properties officeooo:rsid="00f95208"/>
    </style:style>
    <style:style style:name="T93" style:family="text">
      <style:text-properties officeooo:rsid="00f9bce7"/>
    </style:style>
    <style:style style:name="T94" style:family="text">
      <style:text-properties officeooo:rsid="00fb5655"/>
    </style:style>
    <style:style style:name="T95" style:family="text">
      <style:text-properties officeooo:rsid="00fd1005"/>
    </style:style>
    <style:style style:name="T96" style:family="text">
      <style:text-properties officeooo:rsid="00fe7d08"/>
    </style:style>
    <style:style style:name="T97" style:family="text">
      <style:text-properties officeooo:rsid="0104f1e8"/>
    </style:style>
    <style:style style:name="T98" style:family="text">
      <style:text-properties officeooo:rsid="0106567d"/>
    </style:style>
    <style:style style:name="T99" style:family="text">
      <style:text-properties officeooo:rsid="010d7783"/>
    </style:style>
    <style:style style:name="T100" style:family="text">
      <style:text-properties officeooo:rsid="010f6cbc"/>
    </style:style>
    <style:style style:name="T101" style:family="text">
      <style:text-properties officeooo:rsid="01153750"/>
    </style:style>
    <style:style style:name="T102" style:family="text">
      <style:text-properties officeooo:rsid="011b664a"/>
    </style:style>
    <style:style style:name="T103" style:family="text">
      <style:text-properties officeooo:rsid="011b8230"/>
    </style:style>
    <style:style style:name="T104" style:family="text">
      <style:text-properties officeooo:rsid="01225f78"/>
    </style:style>
    <style:style style:name="T105" style:family="text">
      <style:text-properties officeooo:rsid="0122f27c"/>
    </style:style>
    <style:style style:name="T106" style:family="text">
      <style:text-properties officeooo:rsid="01240e62"/>
    </style:style>
    <style:style style:name="T107" style:family="text">
      <style:text-properties officeooo:rsid="012c98de"/>
    </style:style>
    <style:style style:name="T108" style:family="text">
      <style:text-properties officeooo:rsid="01309b6a"/>
    </style:style>
    <style:style style:name="T109" style:family="text">
      <style:text-properties officeooo:rsid="01455a5b"/>
    </style:style>
    <style:style style:name="T110" style:family="text">
      <style:text-properties officeooo:rsid="0149f3a4"/>
    </style:style>
    <style:style style:name="T111" style:family="text">
      <style:text-properties officeooo:rsid="014ab245"/>
    </style:style>
    <style:style style:name="T112" style:family="text">
      <style:text-properties officeooo:rsid="0158a8ed"/>
    </style:style>
    <style:style style:name="T113" style:family="text">
      <style:text-properties officeooo:rsid="01607e75"/>
    </style:style>
    <style:style style:name="T114" style:family="text">
      <style:text-properties officeooo:rsid="01640f1a"/>
    </style:style>
    <style:style style:name="T115" style:family="text">
      <style:text-properties officeooo:rsid="0169ee6c"/>
    </style:style>
    <style:style style:name="T116" style:family="text">
      <style:text-properties officeooo:rsid="016baf12"/>
    </style:style>
    <style:style style:name="T117" style:family="text">
      <style:text-properties officeooo:rsid="016e0700"/>
    </style:style>
    <style:style style:name="T118" style:family="text">
      <style:text-properties officeooo:rsid="01715f12"/>
    </style:style>
    <style:style style:name="T119" style:family="text">
      <style:text-properties officeooo:rsid="01739250"/>
    </style:style>
    <style:style style:name="T120" style:family="text">
      <style:text-properties officeooo:rsid="01774989"/>
    </style:style>
    <style:style style:name="T121" style:family="text">
      <style:text-properties officeooo:rsid="017a16fd"/>
    </style:style>
    <style:style style:name="T122" style:family="text">
      <style:text-properties officeooo:rsid="017c7eda"/>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27">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28">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28">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28">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28">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29">Ветер нельзя позвать, но можно открыть окно.</text:span></text:p>
      <text:p text:style-name="P20"/>
      <text:p text:style-name="P20"><text:tab/><text:span text:style-name="T11">Что значит жить сейчас.</text:span><text:span text:style-name="T29">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29">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29"> Если вы живете в СЕЙЧАС, то ведете созидательную жизнь.</text:span></text:p>
      <text:p text:style-name="P19"/>
      <text:p text:style-name="P19"><text:tab/><text:span text:style-name="T11">Сейчас изобретательно.</text:span><text:span text:style-name="T29">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29">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29"> Следкющие понятия имеют одно значение:</text:span></text:p>
      <text:list xml:id="list976655822103826474" text:style-name="L1">
        <text:list-item>
          <text:p text:style-name="P200">жить в сейчас;</text:p>
        </text:list-item>
        <text:list-item>
          <text:p text:style-name="P201">зрелость;</text:p>
        </text:list-item>
        <text:list-item>
          <text:p text:style-name="P201">подлиность;</text:p>
        </text:list-item>
        <text:list-item>
          <text:p text:style-name="P201">отвественность за свое действие и жизнь;</text:p>
        </text:list-item>
        <text:list-item>
          <text:p text:style-name="P201">ответная реакция — способность;</text:p>
        </text:list-item>
        <text:list-item>
          <text:p text:style-name="P201">в сейчас доступно проявление творческого подхода;</text:p>
        </text:list-item>
      </text:list>
      <text:p text:style-name="P21"/>
      <text:p text:style-name="P192"><text:span text:style-name="T30"><text:tab/></text:span><text:span text:style-name="T34">Чтобы жить сейчас, необходимо забыть о вчерашнем дне.</text:span><text:span text:style-name="T30">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192"><text:span text:style-name="T30"><text:tab/></text:span><text:span text:style-name="T34">Сейчас нельзя разделить.</text:span><text:span text:style-name="T30">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193"><text:span text:style-name="T30"><text:tab/></text:span><text:span text:style-name="T34">Материя и энергия являются одним и тем же.</text:span><text:span text:style-name="T30">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193"><text:span text:style-name="T30"><text:tab/></text:span><text:span text:style-name="T34">Западный подход к реальности. </text:span><text:span text:style-name="T30">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193"><text:span text:style-name="T30"><text:tab/></text:span><text:span text:style-name="T34">Небытие — это форма развития.</text:span><text:span text:style-name="T30">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193"><text:span text:style-name="T30"><text:tab/></text:span><text:span text:style-name="T34">«Существует» и «должно существовать». </text:span><text:span text:style-name="T30">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193"><text:span text:style-name="T30"><text:tab/></text:span><text:span text:style-name="T37">Отрицание западной философией реальности.</text:span><text:span text:style-name="T31">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193"><text:span text:style-name="T31"><text:tab/></text:span><text:span text:style-name="T37">Не существует каких-либо способов для описания реальности.</text:span><text:span text:style-name="T31"> Не пытайтесь представить реальность как нечто неподвижное, чтобы затем придумать способы для её достижения.</text:span></text:p>
      <text:p text:style-name="P24"/>
      <text:p text:style-name="P194"><text:span text:style-name="T31"><text:tab/></text:span><text:span text:style-name="T37">Реальность и восприятие. </text:span><text:span text:style-name="T31">Существует различие между следующими понятиями:</text:span></text:p>
      <text:list xml:id="list193423314930218685" text:style-name="L2">
        <text:list-item>
          <text:p text:style-name="P202">мир;</text:p>
        </text:list-item>
        <text:list-item>
          <text:p text:style-name="P202">наша реакция на этот мир.</text:p>
        </text:list-item>
      </text:list>
      <text:p text:style-name="P195"><text:soft-page-break/><text:span text:style-name="T30"><text:tab/></text:span><text:span text:style-name="T34">Знание приходит с опытом.</text:span><text:span text:style-name="T30"> Сытому человеку трудно поверить, что в мире существует такое явление, как голод.</text:span></text:p>
      <text:p text:style-name="P25"/>
      <text:p text:style-name="P195"><text:span text:style-name="T30"><text:tab/></text:span><text:span text:style-name="T36">Будьте активны в поисках «этого».</text:span><text:span text:style-name="T32">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195"><text:span text:style-name="T32"><text:tab/></text:span><text:span text:style-name="T36">Формальная реальность вещи. </text:span><text:span text:style-name="T32">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195"><text:span text:style-name="T32"><text:tab/></text:span><text:span text:style-name="T36">О причинной связи.</text:span><text:span text:style-name="T32"> У всего должна быть причина.</text:span></text:p>
      <text:p text:style-name="P26"/>
      <text:p text:style-name="P195"><text:span text:style-name="T32"><text:tab/></text:span><text:span text:style-name="T36">Реальность и закон причины и следствия. </text:span><text:span text:style-name="T32">У причины должна быть та же самая реальность, что и у следствия.</text:span></text:p>
      <text:p text:style-name="P26"/>
      <text:p text:style-name="P195"><text:span text:style-name="T32"><text:tab/></text:span><text:span text:style-name="T36">Родство всех физических объектов. </text:span><text:span text:style-name="T32">Все физические объекты похожи. Следовательно, достаточно знать о существовании одного физического объекта.</text:span></text:p>
      <text:p text:style-name="P26"/>
      <text:p text:style-name="P195"><text:span text:style-name="T32"><text:tab/></text:span><text:span text:style-name="T36">Формальная реальность равна объектвной реальности.</text:span><text:span text:style-name="T32"> Формальной реальности должно быть больше или столько же, сколько и объективной реальности.</text:span></text:p>
      <text:p text:style-name="P26"/>
      <text:p text:style-name="P195"><text:span text:style-name="T32"><text:tab/></text:span><text:span text:style-name="T35">Материя и потребность в стабильности.</text:span><text:span text:style-name="T33">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195"><text:span text:style-name="T33"><text:tab/></text:span><text:span text:style-name="T35">Разум должен быть спокоен, чтобы действительно увидеть</text:span><text:span text:style-name="T33">.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195"><text:span text:style-name="T33"><text:tab/></text:span><text:span text:style-name="T35">Избавьтесь от предвлятых мнений.</text:span><text:span text:style-name="T33">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195"><text:span text:style-name="T33"><text:tab/></text:span><text:span text:style-name="T35">Общепринятые првила мешают восприятию реальности.</text:span><text:span text:style-name="T33"> Мы не видим ЕЕ в первозданной чистоте, так как нам внушили искаженные представления о ней.</text:span></text:p>
      <text:p text:style-name="P27"/>
      <text:p text:style-name="P195"><text:span text:style-name="T33"><text:tab/></text:span><text:span text:style-name="T35">Настоящее положение вещей и мысль.</text:span><text:span text:style-name="T33"> Настоящее положение вещей не искажено мыслью. Его нельзя постигнуть посредством понятия или мысли.</text:span></text:p>
      <text:p text:style-name="P27"><text:soft-page-break/></text:p>
      <text:p text:style-name="P196"><text:span text:style-name="T33"><text:tab/></text:span><text:span text:style-name="T35">Реальность становится очевидной, когда перестаешь сравнивать.</text:span><text:span text:style-name="T33"> Только при отсутствии сравнения существует то, «что есть». А жить с тем, «что есть», </text:span><text:span text:style-name="T30">—</text:span><text:span text:style-name="T33"> это, значит, быть умиротворенным.</text:span></text:p>
      <text:p text:style-name="P28"/>
      <text:p text:style-name="P196"><text:span text:style-name="T33"><text:tab/></text:span><text:span text:style-name="T35">Реальность </text:span><text:span text:style-name="T34">— </text:span><text:span text:style-name="T35">это быть собой.</text:span><text:span text:style-name="T33"> Чтобы стать собой </text:span><text:span text:style-name="T30">— </text:span><text:span text:style-name="T33">надо быть собой. Реальность в бытие, в бытие вещи. Таким образов, бытие в этом смысле </text:span><text:span text:style-name="T30">— </text:span><text:span text:style-name="T33">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39"><text:tab/></text:span><text:span text:style-name="T13">Дуализм и монизм.</text:span><text:span text:style-name="T39">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39">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39">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40">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40">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40">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197"><text:span text:style-name="T38"><text:tab/>П</text:span><text:span text:style-name="T34">устота.</text:span><text:span text:style-name="T30">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197"><text:span text:style-name="T34"><text:tab/>Пустота — живая субстанция. </text:span><text:span text:style-name="T30">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197"><text:span text:style-name="T34"><text:tab/>Пустота как поток творческой энергии.</text:span><text:span text:style-name="T30">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197"><text:span text:style-name="T34"><text:tab/>Пустота и небытие. НЕБЫТИЕ означает «отсутствие бытия». </text:span><text:span text:style-name="T30">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2950211720638869075" text:style-name="L3">
        <text:list-item>
          <text:p text:style-name="P203">она просто является тем, чем является;</text:p>
        </text:list-item>
        <text:list-item>
          <text:p text:style-name="P203">она понимает, что существует; неправильно говорить, что она «в нас» или что мы в «в ней».</text:p>
        </text:list-item>
      </text:list>
      <text:p text:style-name="P39"/>
      <text:p text:style-name="P197"><text:span text:style-name="T34"><text:tab/>Первопричина всего находится вне пределов понимания человека («без места нахождения»). </text:span><text:span text:style-name="T30">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198"><text:span text:style-name="T30"><text:tab/></text:span><text:span text:style-name="T34">Думая о смерти, не забывай о жизни. </text:span><text:span text:style-name="T30">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199"><text:span text:style-name="T30"><text:tab/></text:span><text:span text:style-name="T34">Путь смерти.</text:span><text:span text:style-name="T30">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199"><text:span text:style-name="T30"><text:tab/></text:span><text:span text:style-name="T34">Надо смириться с возможностью смерти.</text:span><text:span text:style-name="T30"> Стоит перестать мечтать о вечной весне, тогда и лето, и зима будут дарить счастье.</text:span></text:p>
      <text:p text:style-name="P36"/>
      <text:p text:style-name="P199"><text:span text:style-name="T30"><text:tab/></text:span><text:span text:style-name="T34">Надо учиться умирать.</text:span><text:span text:style-name="T30">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199"><text:span text:style-name="T30"><text:tab/></text:span><text:span text:style-name="T34">О разлуке с друзьями.</text:span><text:span text:style-name="T30">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199"><text:span text:style-name="T30"><text:tab/></text:span><text:span text:style-name="T34">О необходимости помнить.</text:span><text:span text:style-name="T30">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41">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1078782477770284815" text:style-name="L4">
        <text:list-item>
          <text:p text:style-name="P204">занимать место в социальной структуре общества;</text:p>
        </text:list-item>
        <text:list-item>
          <text:p text:style-name="P204">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534021926250236954" text:style-name="L5">
        <text:list-item>
          <text:p text:style-name="P205"><text:s/>человек ек дает себе раскрыться и быть полностью собой;</text:p>
        </text:list-item>
        <text:list-item>
          <text:p text:style-name="P205">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42">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42">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43">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43">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44">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44">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44">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45">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45">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46">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46">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47">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47">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47">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47">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47">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48">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48">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48">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48">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48">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48">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49">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50">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51">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52">Ум наделен бесконечной подвижностью, для которой нет никаких преград.</text:span></text:p>
      <text:p text:style-name="P48"/>
      <text:p text:style-name="P48"><text:tab/><text:span text:style-name="T15">Очищенный ум.</text:span><text:span text:style-name="T52">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52">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53">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5598465313778213905" text:style-name="L6">
        <text:list-item>
          <text:p text:style-name="P206">взять какую-нибудь нерешенную проблему;</text:p>
        </text:list-item>
        <text:list-item>
          <text:p text:style-name="P206">рассмотреть проблему с разных сторон;</text:p>
        </text:list-item>
        <text:list-item>
          <text:p text:style-name="P206">по-новому подойти к старому способу решения проблемы;</text:p>
        </text:list-item>
        <text:list-item>
          <text:p text:style-name="P206">поверить в свою идею и действовать!</text:p>
        </text:list-item>
      </text:list>
      <text:p text:style-name="P61"/>
      <text:p text:style-name="P61"><text:tab/><text:span text:style-name="T9">Пять этапов при формулировке идеи:</text:span></text:p>
      <text:list xml:id="list7067373977615402520" text:style-name="L7">
        <text:list-item>
          <text:p text:style-name="P207">подберите материал;</text:p>
        </text:list-item>
        <text:list-item>
          <text:p text:style-name="P207">проработайте детали;</text:p>
        </text:list-item>
        <text:list-item>
          <text:p text:style-name="P207">расслабьтесь и не думайте об этом;</text:p>
        </text:list-item>
        <text:list-item>
          <text:p text:style-name="P207"><text:soft-page-break/>будьте готовы распознать и принять идею, когда она появится;</text:p>
        </text:list-item>
        <text:list-item>
          <text:p text:style-name="P207">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54">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55">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7661747356577088756" text:style-name="L8">
        <text:list-item>
          <text:p text:style-name="P208">предпосылка — это предположение;</text:p>
        </text:list-item>
        <text:list-item>
          <text:p text:style-name="P208">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56">У довода следующаю структура:</text:span></text:p>
      <text:list xml:id="list326558472579085899" text:style-name="L9">
        <text:list-item>
          <text:p text:style-name="P209">предпосылка;</text:p>
        </text:list-item>
        <text:list-item>
          <text:p text:style-name="P209">вывод.</text:p>
        </text:list-item>
      </text:list>
      <text:p text:style-name="P79"/>
      <text:p text:style-name="P79"><text:tab/><text:span text:style-name="T9">Два вида аргументации. </text:span>В логике существует два вида аргументации:</text:p>
      <text:list xml:id="list2074673983177427883" text:style-name="L10">
        <text:list-item>
          <text:p text:style-name="P210">дедуктивная;</text:p>
        </text:list-item>
        <text:list-item>
          <text:p text:style-name="P210"><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5818288976072413423" text:style-name="L11">
        <text:list-item>
          <text:p text:style-name="P211">полное подтверждение: все S есть P;</text:p>
        </text:list-item>
        <text:list-item>
          <text:p text:style-name="P211">полное отрицание: S не есть P;</text:p>
        </text:list-item>
        <text:list-item>
          <text:p text:style-name="P211">частичное подтверждение: несколько S есть P;</text:p>
        </text:list-item>
        <text:list-item>
          <text:p text:style-name="P211">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8548283402114294565" text:style-name="L12">
        <text:list-item>
          <text:p text:style-name="P212">довод, построенный от следствия к причине;</text:p>
        </text:list-item>
        <text:list-item>
          <text:p text:style-name="P212">знание, полученное на опыте.</text:p>
        </text:list-item>
      </text:list>
      <text:p text:style-name="P81"/>
      <text:p text:style-name="P81"><text:tab/><text:span text:style-name="T9">Априори.</text:span> Под априори понимается:</text:p>
      <text:list xml:id="list3630149324889916753" text:style-name="L13">
        <text:list-item>
          <text:p text:style-name="P213">довод, построенный от причины к следствию;</text:p>
        </text:list-item>
        <text:list-item>
          <text:p text:style-name="P213">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6867520819432794504" text:style-name="L14">
        <text:list-item>
          <text:p text:style-name="P214"><text:soft-page-break/>то, что свойсвтенно многим предметам (например, красными являются все предметы красного цвета). <text:s/>Один во множестве;</text:p>
        </text:list-item>
        <text:list-item>
          <text:p text:style-name="P214">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8794127880905372892" text:style-name="L15">
        <text:list-item>
          <text:p text:style-name="P215">единственное в своем роде, индивидуальное, отличное от класса предметов или всеобщего;</text:p>
        </text:list-item>
        <text:list-item>
          <text:p text:style-name="P215">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5253144848969866505" text:style-name="L16">
        <text:list-item>
          <text:p text:style-name="P216">надо начать с некоторых предпосылок;</text:p>
        </text:list-item>
        <text:list-item>
          <text:p text:style-name="P216">затем путем приведения доказательств подвести противника;</text:p>
        </text:list-item>
        <text:list-item>
          <text:p text:style-name="P216">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8627448091997654614" text:style-name="L17">
        <text:list-item>
          <text:p text:style-name="P217">если истинность первого суждения подвергается сомнению;</text:p>
        </text:list-item>
        <text:list-item>
          <text:p text:style-name="P217">если из первоначальной предпосылки логично вытекают и другие предпосылки;</text:p>
        </text:list-item>
        <text:list-item>
          <text:p text:style-name="P217">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57">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58">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text:soft-page-break/>Страх</text:p>
      <text:p text:style-name="P91"/>
      <text:p text:style-name="P90"><text:tab/><text:span text:style-name="T9">Надо понять причину страха.</text:span> Понять причину страха — значит начать действительно видеть.</text:p>
      <text:p text:style-name="P90"/>
      <text:p text:style-name="P90"><text:tab/><text:span text:style-name="T9">Страх и ум. </text:span>Ум человека работает только в том случае, когда нет страха.</text:p>
      <text:p text:style-name="P90"/>
      <text:p text:style-name="P90"><text:tab/><text:span text:style-name="T9">Страх и способность чувствовать. </text:span>Невозможно что-либо чувствовать, когда чего-то боишься.</text:p>
      <text:p text:style-name="P90"/>
      <text:p text:style-name="P90"><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90"/>
      <text:p text:style-name="P90"><text:tab/><text:span text:style-name="T9">Ум и власть.</text:span> Игра на определение того, где находится власть внутри человека, приводит к тому, что власть разрушает ум.</text:p>
      <text:p text:style-name="P90"/>
      <text:p text:style-name="P90"><text:tab/><text:span text:style-name="T9">Стыд — это страх унижения. </text:span>Стыд — это страх почувствовать унижение из-за своего более низкого положения в оценке других.</text:p>
      <text:p text:style-name="P90"/>
      <text:p text:style-name="P90"><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90"/>
      <text:p text:style-name="P90"><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90"/>
      <text:p text:style-name="P90"><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90"/>
      <text:p text:style-name="P90"/>
      <text:p text:style-name="P90"/>
      <text:p text:style-name="P90"/>
      <text:p text:style-name="P90"/>
      <text:p text:style-name="P90"/>
      <text:p text:style-name="P90"/>
      <text:p text:style-name="P90"/>
      <text:p text:style-name="P90"/>
      <text:p text:style-name="P90"/>
      <text:p text:style-name="P93"><text:soft-page-break/>Воля</text:p>
      <text:p text:style-name="P93"/>
      <text:p text:style-name="P92"><text:tab/><text:span text:style-name="T9">Воля к успеху.</text:span> Именно воля делает человека, так как для достижения успеха требуется упорство.</text:p>
      <text:p text:style-name="P92"/>
      <text:p text:style-name="P92"><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92"/>
      <text:p text:style-name="P92"><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92"/>
      <text:p text:style-name="P92"><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92"/>
      <text:p text:style-name="P92"><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59">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92"/>
      <text:p text:style-name="P94"><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94"/>
      <text:p text:style-name="P95"><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95"/>
      <text:p text:style-name="P96"><text:tab/><text:span text:style-name="T9">Проявление воли может привести к фатальному исходу. </text:span>Нет оружия более опасного, чем воля.</text:p>
      <text:p text:style-name="P96"><text:soft-page-break/></text:p>
      <text:p text:style-name="P97"><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97"/>
      <text:p text:style-name="P98"><text:tab/><text:span text:style-name="T9">Духовная сила воли.</text:span> Духовная сила воли человека проодолевает все препятствия.</text:p>
      <text:p text:style-name="P98"/>
      <text:p text:style-name="P98"><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98"/>
      <text:p text:style-name="P99"><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99"/>
      <text:p text:style-name="P100"><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00"/>
      <text:p text:style-name="P101"><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60">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text:soft-page-break/>Доброжелательность</text:p>
      <text:p text:style-name="P103"/>
      <text:p text:style-name="P102"><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02"/>
      <text:p text:style-name="P102"><text:span text:style-name="T9"><text:tab/>Старайся не обижать людей. </text:span>Специально сам я никого не обижу, и меня не так легко обидеть.</text:p>
      <text:p text:style-name="P102"/>
      <text:p text:style-name="P104"><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04"/>
      <text:p text:style-name="P105"><text:span text:style-name="T9"><text:tab/>Что значит жить по-настоящему. </text:span>Жить по-настоящему — это значить жить для других.</text:p>
      <text:p text:style-name="P105"/>
      <text:p text:style-name="P105"><text:span text:style-name="T9"><text:tab/>Следи за тем, что говоришь. </text:span>Болезни проникают через <text:span text:style-name="T61">рот</text:span>, а несчастья таким путем выходят.</text:p>
      <text:p text:style-name="P105"/>
      <text:p text:style-name="P106"><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06"/>
      <text:p text:style-name="P107"><text:span text:style-name="T9"><text:tab/>Благородный характер.</text:span> Благородство характера видно через щели, если ему дали войти чере<text:span text:style-name="T62">з</text:span> двери.</text:p>
      <text:p text:style-name="P107"/>
      <text:p text:style-name="P108"><text:span text:style-name="T9"><text:tab/>Настоящие друзья — это редкость.</text:span> Настощие друзья подобны бриллиантам, драгоценным и редким. <text:span text:style-name="T63">А ненастоящие друзья подобны осенним листьям, из можно найти везде.</text:span></text:p>
      <text:p text:style-name="P108"/>
      <text:p text:style-name="P109"><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09"/>
      <text:p text:style-name="P110"><text:span text:style-name="T9"><text:tab/>Любовь и уважение.</text:span> Без уважения любовь не может долго продолжаться.</text:p>
      <text:p text:style-name="P110"/>
      <text:p text:style-name="P111"><text:span text:style-name="T9"><text:tab/>Профессиональность и согласие. </text:span><text:span text:style-name="T64">Буть профессионален в своей сфере деятельности, а также пребывай в согласии со своими колегами.</text:span></text:p>
      <text:p text:style-name="P111"/>
      <text:p text:style-name="P112"><text:span text:style-name="T9"><text:tab/>Доброта и память. </text:span>Человек не может забыть того, кто однажды был добр к нему.</text:p>
      <text:p text:style-name="P112"/>
      <text:p text:style-name="P112"/>
      <text:p text:style-name="P112"/>
      <text:p text:style-name="P112"/>
      <text:p text:style-name="P112"/>
      <text:p text:style-name="P112"/>
      <text:p text:style-name="P112"/>
      <text:p text:style-name="P112"/>
      <text:p text:style-name="P113"><text:soft-page-break/>Мечты</text:p>
      <text:p text:style-name="P113"/>
      <text:p text:style-name="P114"><text:tab/><text:span text:style-name="T9">Мечты — это будущая реальность.</text:span> Вчерашние мечты часто становятся реальностью завтра.</text:p>
      <text:p text:style-name="P114"/>
      <text:p text:style-name="P115"><text:tab/><text:span text:style-name="T9">Практичный мечтатель.</text:span> Будь практичным мечтателем, то есть подкрепляй свои мечты действиями.</text:p>
      <text:p text:style-name="P115"/>
      <text:p text:style-name="P116"><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67">е</text:span> маленького помещения в подвале. <text:span text:style-name="T65">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16"/>
      <text:p text:style-name="P117"><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17"/>
      <text:p text:style-name="P118"><text:tab/><text:span text:style-name="T9">Как поверить в мечту.</text:span> Чтобы поверить в мечту, надо представить, что она начала осуществляться прямо сейча<text:span text:style-name="T66">с</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0"><text:soft-page-break/>Духовность</text:p>
      <text:p text:style-name="P120"/>
      <text:p text:style-name="P119"><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68">о</text:span>гда не бывает спонтанным.</text:p>
      <text:p text:style-name="P115"/>
      <text:p text:style-name="P121"><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69">ж</text:span>ным и нигде никогда не задерживаться.</text:p>
      <text:p text:style-name="P121"/>
      <text:p text:style-name="P122"><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22"/>
      <text:p text:style-name="P123"><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23"/>
      <text:p text:style-name="P124"><text:tab/><text:span text:style-name="T9">О постижении Божественного внутри себя. </text:span>Божественное — это начало или нет, но я чу<text:span text:style-name="T71">в</text:span>ствую внутри себя огромную силу, скрытую внутри меня м<text:span text:style-name="T71">о</text:span>щь, что-то динамичное. Это чувство не поддается описанию, и его ни чем нельзя сравнить. <text:span text:style-name="T70">Это что-то вроде сильных эмоций, вызванных верой, только намного сильнее.</text:span></text:p>
      <text:p text:style-name="P124"/>
      <text:p text:style-name="P125"><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25"/>
      <text:p text:style-name="P125"><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72">Действительно, мы работаем над этим просто уже тем, что живем.</text:span></text:p>
      <text:p text:style-name="P125"/>
      <text:p text:style-name="P126"><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26"/>
      <text:p text:style-name="P127"><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73">Если спросите меня, что я буду делать на небесах, то отвечу </text:span><text:soft-page-break/><text:span text:style-name="T73">следующее: «Зачем думать о том, что так далеко, когда так много всего в этой жизни, чего я еще не знаю?»</text:span></text:p>
      <text:p text:style-name="P127"/>
      <text:p text:style-name="P128"><text:tab/><text:span text:style-name="T9">Четыре вопроса о существовании Бога:</text:span></text:p>
      <text:list xml:id="list2333018109032633115" text:style-name="L18">
        <text:list-item>
          <text:p text:style-name="P218">знаем ли мы, что Бог существует?</text:p>
        </text:list-item>
        <text:list-item>
          <text:p text:style-name="P218">откуда мы знаем, что Бог существует?</text:p>
        </text:list-item>
        <text:list-item>
          <text:p text:style-name="P218">что мы имеем в виду под существованием Бога?</text:p>
        </text:list-item>
        <text:list-item>
          <text:p text:style-name="P218">есть ли у нас представление о Боге?</text:p>
        </text:list-item>
      </text:list>
      <text:p text:style-name="P129"/>
      <text:p text:style-name="P129"><text:tab/><text:span text:style-name="T9">О вере в Бога.</text:span> Если быть откровенным, то я не верю в Бога. Если Бог и существует, то Он внутри нас. <text:span text:style-name="T74">Бога не просят дать что-нибудь, так как Бог существует для внутреннего развития.</text:span></text:p>
      <text:p text:style-name="P129"/>
      <text:p text:style-name="P130"><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30"/>
      <text:p text:style-name="P131"><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75">о</text:span> не стали бы воевать по столь глупой причине.</text:p>
      <text:p text:style-name="P134"/>
      <text:p text:style-name="P132"><text:tab/><text:span text:style-name="T9">Проблема религии.</text:span> Источник бед любой религии — это связывать причину с догмами, правилами и предубеждениями.</text:p>
      <text:p text:style-name="P132"/>
      <text:p text:style-name="P133"><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33"/>
      <text:p text:style-name="P133"><text:tab/><text:span text:style-name="T9">Стадание закаляет дух.</text:span> Счасть благотворно воздействует на тело, а страдание делает сильнее дух.</text:p>
      <text:p text:style-name="P133"/>
      <text:p text:style-name="P134"><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34"/>
      <text:p text:style-name="P134"><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76">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34"/>
      <text:p text:style-name="P135"><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35"/>
      <text:p text:style-name="P136"><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36"/>
      <text:p text:style-name="P136"><text:tab/><text:span text:style-name="T9">Внутри себя надо все сводить до минимума. </text:span><text:span text:style-name="T77">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36"/>
      <text:p text:style-name="P137"><text:tab/><text:span text:style-name="T9">Дух не имеет формы выражения.</text:span> <text:span text:style-name="T78">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37"/>
      <text:p text:style-name="P138"><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79">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text:soft-page-break/>Часть 3</text:p>
      <text:p text:style-name="P139">О жизни</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oft-page-break/>Здоровье</text:p>
      <text:p text:style-name="P140"/>
      <text:p text:style-name="P141"><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41"/>
      <text:p text:style-name="P141"><text:tab/><text:span text:style-name="T9">О радости физических упражнений. </text:span><text:span text:style-name="T80">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41"/>
      <text:p text:style-name="P142"><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42"/>
      <text:p text:style-name="P143"><text:tab/><text:span text:style-name="T9">О питании. </text:span><text:span text:style-name="T81">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43"/>
      <text:p text:style-name="P144"><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44"/>
      <text:p text:style-name="P145"><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82">х</text:span>одит из строя.</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text:soft-page-break/>Ухаживание</text:p>
      <text:p text:style-name="P146"/>
      <text:p text:style-name="P147"><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47"/>
      <text:p text:style-name="P148"><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83">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text:soft-page-break/>Любовь</text:p>
      <text:p text:style-name="P150"/>
      <text:p text:style-name="P149"><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49"/>
      <text:p text:style-name="P151"><text:tab/><text:span text:style-name="T9">Нельзя разлюбить. </text:span>Если не отвечать взаимностью на чье-либо чувство, то оно пройдет, смягчит и очистит сердце.</text:p>
      <text:p text:style-name="P151"/>
      <text:p text:style-name="P152"><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52"/>
      <text:p text:style-name="P153"><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53"/>
      <text:p text:style-name="P154"><text:tab/><text:span text:style-name="T9">Любовь и эго. </text:span>Любовь — это эгоизм двоих.</text:p>
      <text:p text:style-name="P154"/>
      <text:p text:style-name="P154"><text:tab/><text:span text:style-name="T9">Вопрос. </text:span>Меня любят?</text:p>
      <text:p text:style-name="P154"/>
      <text:p text:style-name="P155"><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55"/>
      <text:p text:style-name="P156"><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56"/>
      <text:p text:style-name="P157"><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
      <text:p text:style-name="P159"><text:soft-page-break/>Семейная жизнь</text:p>
      <text:p text:style-name="P159"/>
      <text:p text:style-name="P160"><text:tab/><text:span text:style-name="T9">Семейная жизнь — это дружба. </text:span>Семейная жизнь — это дружба, сотрудничество, основной которому становится обычная жизнь.</text:p>
      <text:p text:style-name="P160"/>
      <text:p text:style-name="P160"><text:tab/><text:span text:style-name="T9">Семейная жизнь — это забота о детях.</text:span> Семейная жизнь — это забота о детях, то есть ухаживать за ними во время болезни, уч<text:span text:style-name="T84">и</text:span>ть их тому, как надо вести себя, беспокоиться о них и <text:span text:style-name="T85">гор</text:span>диться ими.</text:p>
      <text:p text:style-name="P160"/>
      <text:p text:style-name="P161"><text:tab/><text:span text:style-name="T9">Будничность семейной жизни. </text:span>Семейная жизнь — это завтрак утром, затем работа в течение дня (муж на своей работе, а жена на своей), ужин вечером и тихие вечера вместе, когда можно поговорить, почитать или вместе посмотреть телевизор.</text:p>
      <text:p text:style-name="P161"/>
      <text:p text:style-name="P162"><text:tab/><text:span text:style-name="T9">Семья будет прочной, если строится на событиях повседневной жизни.</text:span> <text:span text:style-name="T86">Счастье, которое у нас есть сегодня, построено на событиях повседневной жизни, которую мы вели до того, как поженились. Счастье, основанное на повседневной жизни, длится дольше; оно подобно углю, сгорает постепенно и медленно. Счастье, которое основано на развлечениях, подобно яркому огню, так как скоро оно закончится. Многие молодые пары живут интересной жизнью до тех пор, пока любят друг друга. Поэтому когда они женятся, их жизнь становится спокойной и скучной, они чуствуют нетерпение, что ведет к печальным последствиям.</text:span></text:p>
      <text:p text:style-name="P162"/>
      <text:p text:style-name="P163"><text:tab/><text:span text:style-name="T9">Для семейной жизни характерен следующий пример: ½ + ½ = 1.</text:span> Мы с женой не живем сами по себе, как нечто отдельное друг от друга. Мы две половинки одного це<text:span text:style-name="T87">л</text:span>ого. Надо стараться быть одной семьей, так как соединенные вместе две половинки приносят больше пользы, чем по отдельности!</text:p>
      <text:p text:style-name="P163"/>
      <text:p text:style-name="P164"><text:tab/><text:span text:style-name="T9">Любить и не ставить условий.</text:span> <text:span text:style-name="T88">Качество Линды, которое меня очень трогает, — это ее безусловная любовь ко мне. Она спокойна, объективна, не ставит никаких условий. Мне кажется, именно такое отношение друг к другу должно быть в браке. Например, если я что-то утверждаю, то жена тоже высказывает свое мнение по этому поводу. Несомненно, что надо обсуждать все вместе, а иначе будет трудно жить в согласии.</text:span></text:p>
      <text:p text:style-name="P164"/>
      <text:p text:style-name="P165"><text:tab/><text:span text:style-name="T9">Важно подтверждать свою любовь.</text:span> Мне хочется поблагодарить очень важного человека. Его главные <text:span text:style-name="T89">качества — это давать, любить, быть верным и понимать это животное, Брюса Ли. Позволять ему просто быть. Это друг, у которого свой путь развития, но он тесно связан с моим; друг, который очень обогащает мою жизнь; это женщина, которую я люблю и которая, к счастью, моя жена. Не могу здесь не вспомнить тот счастливый день в Вашингтонском университете, когда я имел честь встретить тебя.</text:span></text:p>
      <text:p text:style-name="P165"/>
      <text:p text:style-name="P165"/>
      <text:p text:style-name="P165"/>
      <text:p text:style-name="P166"><text:soft-page-break/>О воспитании детей</text:p>
      <text:p text:style-name="P166"/>
      <text:p text:style-name="P167"><text:tab/><text:span text:style-name="T9">Высокие нормы поведения.</text:span> Все воспитание (по крайней мере мое) должно быть основано на конфуцианской философии, которая учит относиться к другим так, как вы хотели бы, чтобы относились к вам, а также верности, способности мыслить и полностью развивать способности человека в пяти сферах жизни: форма правления и те, кто правит, отец и сын, старший и младший брат, муж и жена, друг и друг. Получив все необходимые знания, таким образом, не думаю, что кто-нибудь пойдет неверным путем.</text:p>
      <text:p text:style-name="P167"/>
      <text:p text:style-name="P167"><text:tab/><text:span text:style-name="T9">Никогда не бейте ребенка. </text:span>Мой отец никогда не бил меня, хотя мама иногда давала мне хорошую взбучку! Я не собираюсь бить своих детей. Думаю, отец может держать ситуацию под контролем, изменив что-нибудь в себе.</text:p>
      <text:p text:style-name="P167"/>
      <text:p text:style-name="P168"><text:tab/><text:span text:style-name="T9">Надо учить детей дисциплине. </text:span>Я буду играть и шутить с детьми, но дело прежде всего. Если дело серьезное, то ты не будешь ходить вокруг да около, <text:span text:style-name="T90">стараясь не задеть из чувства. Надо говорить то, что надо сказать в такой ситуации, и не думать, понравиться им это или нет.</text:span></text:p>
      <text:p text:style-name="P168"/>
      <text:p text:style-name="P169"><text:tab/><text:span text:style-name="T9">Тебя судят по поступкам.</text:span> Если ты ведешь себя, как осел, то всегда найдется человек, который сядет и поедет на тебе. Выставлять себя в выгодном свете на людях — это предмет гордости дурака.</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text:soft-page-break/>Образование</text:p>
      <text:p text:style-name="P170"/>
      <text:p text:style-name="P171"><text:tab/><text:span text:style-name="T9">Образование и творчество.</text:span> Какая польза в образовании, если ты не умен? Если ты не проявляешь творческого подхода?</text:p>
      <text:p text:style-name="P171"/>
      <text:p text:style-name="P172"><text:tab/><text:span text:style-name="T9">Природа образования.</text:span> Образование состоит в том, чтобы развивать способность думать (а не придумывать всякие хитрые способы, чтобы сдать экзамены и т. п.)</text:p>
      <text:p text:style-name="P172"/>
      <text:p text:style-name="P173"><text:tab/><text:span text:style-name="T9">Ценность самообразования.</text:span> Благодаря самоообразованию получаются великие люди.</text:p>
      <text:p text:style-name="P173"/>
      <text:p text:style-name="P174"><text:tab/><text:span text:style-name="T9">Цель образования.</text:span> Образование — это открывать что-то новое, а не просто повторять. Приемы изучения, не испытанные на себе, ведут к поверхностному знанию.</text:p>
      <text:p text:style-name="P174"/>
      <text:p text:style-name="P175"><text:tab/><text:span text:style-name="T9">Образование не должно быть формальным. </text:span><text:span text:style-name="T91">Но тогда важно ли учиться в университете? Когда я учился в Вашингтонском университете, у меня были удовлетворительные отметки по дисциплинам.</text:span></text:p>
      <text:p text:style-name="P175"/>
      <text:p text:style-name="P176"><text:tab/><text:span text:style-name="T9">Впитывание и накопление знаний.</text:span> Важно не то, сколько ты выучил, а сколько знаний ты впитал в себя. Лучшие приемы изучения — самые простые, но правильно выполненные.</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Обучение</text:p>
      <text:p text:style-name="P178"/>
      <text:p text:style-name="P177"><text:span text:style-name="T9"><text:tab/>Обучение требует чуткости и гибкости. </text:span>Прежде всего учитель не должен зависеть ни от какого метода обучения и предвра<text:span text:style-name="T92">щ</text:span>ать уроки в рутинное выполнение упражнений. <text:span text:style-name="T93">Вместо этого он должен изучить индивидуальные особенности каждого ученика и побуждать его к исследованию самого себя, как во внешних, так и во внутренних проявлениях, а в итоге он должен объединить эти проявления в одно целое. Такое обучение, которое по существу и не является обучением, требует большой чуткости и гибкости. В наше время такой подход трудно приобрести.</text:span></text:p>
      <text:p text:style-name="P177"/>
      <text:p text:style-name="P179"><text:span text:style-name="T9"><text:tab/>Учитель указывает на истину, но не выдает ее.</text:span> Учитель, хороший учитель лишь укащывает на путь к истине, но никогда не называет истину. <text:span text:style-name="T94">Он как можно меньше облекает свои слова в форму, чтобы подвести своего ученика к тому, что не имеет формы. Следовательно, он указывает, как важно приобрести характер и не оказаться его пленником; а также следовать принципам и не быть связанным ими.</text:span></text:p>
      <text:p text:style-name="P179"/>
      <text:p text:style-name="P180"><text:span text:style-name="T9"><text:tab/>Учитель не должен превращать процесс обучения в рутину. </text:span><text:span text:style-name="T95">Хороший учитель не превращает процесс обучения в рутину. Он не должен навязывать своим ученикам безжизненные формы.</text:span></text:p>
      <text:p text:style-name="P180"/>
      <text:p text:style-name="P181"><text:span text:style-name="T9"><text:tab/>Самое трудное в жизни — это учить.</text:span> <text:span text:style-name="T96">Хороший учитель защищает учеников от своего собственного влияния. Легко научить кого-либо мастерству, но трудно научить его своему собственному подходу. Во время процесса обучения необходимо всегда быть начеку и проявлять чуткость, то есть постоянно приспосабливать и менять что-то.</text:span></text:p>
      <text:p text:style-name="P181"/>
      <text:p text:style-name="P182"><text:span text:style-name="T9"><text:tab/>Всегда проверяйте мои слова на практике.</text:span> Запомните, что я не учитель, я могу быть просто указательным столбом на дороге для того, кто потеряется в пути. Каждый сам должен выбрать направление. Я же могу предложить лишь опыт, а не вывод, поэтому даже то, что я вам говорю, необходимо подвергать тщательной проверке. Я могу помочь вам тем, что укажу проблему и помогу разобрать ее; помогу понять причину и следствие, но я не могу научить вас, так как я не учитель и у меня нет своей методики. Я не верю ни в какие системы обучения. А без системы, без методики чему учить?</text:p>
      <text:p text:style-name="P182"/>
      <text:p text:style-name="P183"><text:span text:style-name="T9"><text:tab/>Идеальный учитель. </text:span>Не что думать, а как думать. Образование — это, прежде всего, основа функционирования формы. Надо искать способы воспитывать умы учеников так, чтобы, миную двойственный подход к чему бы то ни было, достигать полной осведомленности обо всем.</text:p>
      <text:p text:style-name="P183"/>
      <text:p text:style-name="P191"><text:tab/>Шесть основных принципов обучения:</text:p>
      <text:list xml:id="list6472931362237517519" text:style-name="L19">
        <text:list-item>
          <text:p text:style-name="P219">мотивировать учеников;</text:p>
        </text:list-item>
        <text:list-item>
          <text:p text:style-name="P219">поддерживать внимание учеников;</text:p>
        </text:list-item>
        <text:list-item>
          <text:p text:style-name="P219"><text:soft-page-break/>ставить на первое место умственную активность (обсуждение, вопросы, лекции);</text:p>
        </text:list-item>
        <text:list-item>
          <text:p text:style-name="P220">четко обрисовывать картину того, что надо учить;</text:p>
        </text:list-item>
        <text:list-item>
          <text:p text:style-name="P220">учить распознавать важную информацию и выявлять скрытый смысл, а также учить применению на практике нового материала (четкие цели);</text:p>
        </text:list-item>
        <text:list-item>
          <text:p text:style-name="P220">повторять пять предшествующих этапов, пока ученики это не выучат.</text:p>
        </text:list-item>
      </text:list>
      <text:p text:style-name="P184"/>
      <text:p text:style-name="P184"><text:tab/><text:span text:style-name="T9">Необходимо жвалить учеников.</text:span> Похвала, несомненно, <text:span text:style-name="T97">вызывает желание к совершенствованию своих навыков. Будьте щедрыми и честными в своей оценке.</text:span></text:p>
      <text:p text:style-name="P184"/>
      <text:p text:style-name="P185"><text:tab/><text:span text:style-name="T9">Учить — значит выстраивать открытые отношения. </text:span><text:span text:style-name="T98">Я не верю в возможность обучения в больших учебных заведниях, филиалы которых расположены по всей стране и за рубежом. Им требуется что-то вроде системы, чтобы можно было проверить качество знаний большого количества людей, в результате им устраивают экзамены в соответствии с тербованиями данной системы. Я верю, что учить можно лишь небольшое количество людей, так как необходимо внимательно относиться к каждому человеку, чтобы установить настоящие открытые отношения.</text:span></text:p>
      <text:p text:style-name="P185"/>
      <text:p text:style-name="P186"><text:tab/><text:span text:style-name="T9">Духовно бедный человек стремится к материальному благополучию. </text:span>Чем духовно беднее человек, тем больше он старается обогатиться материально.</text:p>
      <text:p text:style-name="P186"/>
      <text:p text:style-name="P187"><text:tab/><text:span text:style-name="T9">Нет строго установленных схем при обучении.</text:span> Нет строго установленных схем обучения. Все, что я могу дать, это лишь средство для лечения данной болезни. Я указываю на возможное направление и ничего более. <text:span text:style-name="T99">Это можно сравнить с пальцем, который показывает на луну; но не стоит концентрировать внимание только в том направлении, на которое указывает палец, так как в противном случае не заметишь всей красоты неба.</text:span></text:p>
      <text:p text:style-name="P187"/>
      <text:p text:style-name="P188"><text:tab/><text:span text:style-name="T9">Редко встречаются искренние студенты.</text:span> Редко попадаются искренние и серьезные студенты. У некоторых энтузиазма хватает лишь на пять минут, у некоторых не очень серьезные намерения. <text:span text:style-name="T100">К сожалению, многие из них второсортные художники, но в основном же они конформисты.</text:span></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text:soft-page-break/>Этика</text:p>
      <text:p text:style-name="P189"/>
      <text:p text:style-name="P190"><text:tab/><text:span text:style-name="T9">О правильном поведении.</text:span> Человек поступает правильно, когда руководствуется разумом и проявляет творческий подход.</text:p>
      <text:p text:style-name="P190"/>
      <text:p text:style-name="P190"><text:tab/><text:span text:style-name="T9">«</text:span><text:span text:style-name="T25">Хорошая жизнь</text:span><text:span text:style-name="T9">» - </text:span><text:span text:style-name="T25">это процесс развития.</text:span><text:span text:style-name="T101"> Хорошая жизнь — это процесс развития, а не состояние бытия. Это направление, а не конечный пункт назначения. Направление хорошей жизни задает тон всему организму человека, и он психологически свободен двигаться в ЛЮБОМ направлении.</text:span></text:p>
      <text:p text:style-name="P190"/>
      <text:p text:style-name="P221"><text:tab/><text:span text:style-name="T9">Объективные нормы требуют знания.</text:span> Чтобы установ<text:span text:style-name="T102">и</text:span>ть объекти<text:span text:style-name="T103">в</text:span>ные нормы прав<text:span text:style-name="T103">и</text:span>льного поведения, необходимо преобрести знания.</text:p>
      <text:p text:style-name="P221"/>
      <text:p text:style-name="P222"><text:span text:style-name="T9"><text:tab/>Не существует так называемых средств для достижения цели. </text:span>Не существует средств для достижения цели, так как есть только цели. А я и есть средство. Я есть то, с чего я начал; а когда все закончится, я буду тем, что от меня останется. Следоватьльно, все цели, рассматриваемые без средств к из достижению, это иллюзия; а становление — это отрицание бытия.</text:p>
      <text:p text:style-name="P222"/>
      <text:p text:style-name="P223"><text:tab/><text:span text:style-name="T9">Развивайте способность понимать.</text:span> Не спешите составлять мнение о чем бы то ни было. Необходимо развивать способность понимать и постоянно открывать что-то новое, в том числе и причины своего невежества.</text:p>
      <text:p text:style-name="P223"/>
      <text:p text:style-name="P224"><text:tab/><text:span text:style-name="T9">Быть счастиливым — значит вести себя, сообразуя свое поведение с </text:span><text:span text:style-name="T24">н</text:span><text:span text:style-name="T9">ормами морали в любой ситуации.</text:span> <text:span text:style-name="T104">Для того чтобы вести себя правильно в какой-нибудь ситуации, надо быть счастливым, а не следовать в каждой ситуации строгим нормам поведения.</text:span></text:p>
      <text:p text:style-name="P224"/>
      <text:p text:style-name="P225"><text:tab/><text:span text:style-name="T9">Требуется понимать, а не просто выносить суждения.</text:span> Не надо немедленно реагировать на то, что вы услышали и что требует быстрой оценки или суждения. <text:span text:style-name="T105">Разве не требуется понять это, оценить всю ситуацию?</text:span></text:p>
      <text:p text:style-name="P225"/>
      <text:p text:style-name="P226"><text:tab/><text:span text:style-name="T9">Самое трудное.</text:span> Труднее всего делать следующее:</text:p>
      <text:list xml:id="list8840542865466235707" text:style-name="L20">
        <text:list-item>
          <text:p text:style-name="P227">хранить секрет;</text:p>
        </text:list-item>
        <text:list-item>
          <text:p text:style-name="P227">забывать обиду;</text:p>
        </text:list-item>
        <text:list-item>
          <text:p text:style-name="P227">с пользой проводить свободное время.</text:p>
        </text:list-item>
      </text:list>
      <text:p text:style-name="P226"/>
      <text:p text:style-name="P226"><text:tab/><text:span text:style-name="T9">Поведение в соответствии с нормами морали: размышления об относительности и абсолютности его примения на практике.</text:span> Если рассматривать поведение в соответствии с нормами морали как абсолютную истину, то отношение к нему будет как к чему-то старомодному. Хотя к нему таже можно отнестись как к поступку, актуальному для всех времен и народов. Если рассматривать такое поведение как относительную истину, следует учитывать особенности времени, климата, общественную и экономическую потребность, реалигиозные убеждения и т. д. Поведение также может быть продиктовано общественным интересом и т. д. Если же рассматривать поведение в соответствии <text:soft-page-break/>с нормами морали как абсолютную истину — значит судить о нем как о чем-то неизменном.</text:p>
      <text:p text:style-name="P226"/>
      <text:p text:style-name="P226"><text:tab/><text:span text:style-name="T9">Объективная и субъективная ценность суждений.</text:span> Суждения является объективным, если оно затрагивает объективные вопросы; оно является субъективным, если в нем высказывается личная точка зрения человека на объективный вопрос. Объективность проявляется в фактических данных. <text:span text:style-name="T106">Субъективность — это вопрос личного мнения. Существует большая разница между тем, что ты ДУМАЕШЬ, что что-то неверно, и тем, как ты объясняешь, доказываешь, что что-то неверно. Понятие является объективным, если обозначенное свойство — это действительное свойство действия (существующее в объективной реальности).</text:span></text:p>
      <text:p text:style-name="P226"/>
      <text:p text:style-name="P228"><text:tab/><text:span text:style-name="T9">Два основных вопроса морали. </text:span>Существует два вида вопросов, касающихся норм морали:</text:p>
      <text:list xml:id="list3149525776378790314" text:style-name="L21">
        <text:list-item>
          <text:p text:style-name="P229">с чего начинается плохое и хорошее поведение?</text:p>
        </text:list-item>
        <text:list-item>
          <text:p text:style-name="P229">что делает поступок плохим или хорошим?</text:p>
        </text:list-item>
      </text:list>
      <text:p text:style-name="P230"/>
      <text:p text:style-name="P230"><text:tab/><text:span text:style-name="T9">Беда человека. </text:span>Честь и позор вызваны той же причиной, что и волнение. <text:span text:style-name="T107">Беда человека кроется в любви к самому себе.</text:span></text:p>
      <text:p text:style-name="P230"/>
      <text:p text:style-name="P231"><text:tab/><text:span text:style-name="T9">Бедность и мир.</text:span> <text:span text:style-name="T108">В любой бедной стране люди настроены враждебно, если они бедны. Если ничего нет, то можно позволить себе враждебность. Но надо подождать, чтобы они тоже стали более процветающими. Тогда вскоре они успокоятся и захотят мира подобно людям в других странах.</text:span></text:p>
      <text:p text:style-name="P231"/>
      <text:p text:style-name="P232"><text:tab/><text:span text:style-name="T9">Скромность вызывает уважение.</text:span> Скромность является основной для появления уважения, точно так же, как фундамент является основой для высокого здания.</text:p>
      <text:p text:style-name="P232"/>
      <text:p text:style-name="P233"><text:tab/><text:span text:style-name="T9">Четыре теории этики.</text:span> Существует четыре разные теории этики:</text:p>
      <text:list xml:id="list2726280901303291745" text:style-name="L22">
        <text:list-item>
          <text:p text:style-name="P234">Объективная теория этики: добродетель объективна (теория Платона), следовательно, ее невозможно определить.</text:p>
        </text:list-item>
        <text:list-item>
          <text:p text:style-name="P235">Последовательная теория этики: то что делает поступок хорошим, является следствием этого поступка (например утилитаризм); самое большое удовольствие для большинства людей (в это легче поверить, чем в выше упомянутый объективизм).</text:p>
        </text:list-item>
        <text:list-item>
          <text:p text:style-name="P236">Мотивационная теория этики: характеристика поведения человека определяется мотивом его поведения. Например, действие не является плохим, если у человека были хорошие намерения. Иммануил Кант является одним из основателей мотивационной теории этики. Он сказал: «Не совершай поступка, которму не сможешь дать рационалистическое объяснение, чтобы люди постоянно руководствовались им».</text:p>
        </text:list-item>
        <text:list-item>
          <text:p text:style-name="P237">Одобрительная теория этики: мнение о том, хороший поступок или плохой зависит от благоприятного мнения людей.</text:p>
        </text:list-item>
      </text:list>
      <text:p text:style-name="P238"/>
      <text:p text:style-name="P239"><text:soft-page-break/><text:tab/><text:span text:style-name="T9">Внутренняя ценность хорошего и прекрасного. </text:span>Надо ценить это само по себе, а не по тому, как это проявляется.</text:p>
      <text:p text:style-name="P239"/>
      <text:p text:style-name="P240"><text:tab/><text:span text:style-name="T9">О моем характере. </text:span>Быть честным и все в этом роде. Я не такой плохой, как некоторые, но я не говорю, что я святой!</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1"><text:soft-page-break/>Расизм</text:p>
      <text:p text:style-name="P241"/>
      <text:p text:style-name="P242"><text:tab/><text:span text:style-name="T9">О братстве все</text:span><text:span text:style-name="T26">х</text:span><text:span text:style-name="T9"> людей.</text:span> Если я говорю, что «все под солнцем являются членами одной большой семьи, живущей на земле», <text:span text:style-name="T109">то можно подумать, что я — обманщик <text:s text:c="3"/>и идеалист. Но если кто-нибудь все еще верит в расовые различия, то, думаю, они слишком ограничены и отстали от жизни. Возможно, они все еще не понимают, что все люди равны.</text:span></text:p>
      <text:p text:style-name="P242"/>
      <text:p text:style-name="P243"><text:tab/><text:span text:style-name="T9">Под небесами живет только одна семья.</text:span> Черты характера человека везде одни и те же. <text:span text:style-name="T110">Не хочу говорить, «как говорил Конфуций», но под небом, под небесами живет только одна семья.</text:span></text:p>
      <text:p text:style-name="P243"/>
      <text:p text:style-name="P244"><text:tab/><text:span text:style-name="T9">Причина расизма — в традиции. </text:span>Многие люди все еще тесно связаны традициями. Когда старшее поколение говорит нет чему-либо, то и другие тоже начинают неодобрительно к этому относиться. Если старшее поколение говорит, что что-то неправильно, то они поверят и этому. <text:span text:style-name="T111">Они редко сами ищут истину и редко искренне проявляют свои чувства. Все дело в том, что отношение к подобным явлениям, как расизм, лежит в приверженности к традициям. А они являются не чем иным, как «доктриной», сформулированной в результате жизненного опыта людей старшего поколения. По мере того как изменяется время и люди, необходимо пересмотреть данную доктрину.</text:span></text:p>
      <text:p text:style-name="P244"/>
      <text:p text:style-name="P245"><text:tab/><text:span text:style-name="T9">Быть свободным от традиций — значит не иметь предубеждений. </text:span>Я, Брюс Ли, человек, который никогда не следует за паникерами. Поэтому моим другом может стать любой человек, независимо от того, черная у него или белая, красная или синяя.</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7"><text:soft-page-break/>Несчастья</text:p>
      <text:p text:style-name="P247"/>
      <text:p text:style-name="P246"><text:tab/><text:span text:style-name="T9">Несчастья оказывают на человека благотворное воздействие.</text:span> Процветание может мешать нам изучать свое поведение, несчастья же завставляют думать о своем положении, следовательно, они полезны.</text:p>
      <text:p text:style-name="P246"/>
      <text:p text:style-name="P248"><text:tab/><text:span text:style-name="T9">Несчастья заставляют думать.</text:span> Когда все идет хорошо, ум нежится в удовольствиях. Только когда случаются несчастья или лишения, мозг функционирует и думает над сложившимся положением. Такое пристальное изучение себя ра<text:span text:style-name="T112">з</text:span>вивает ум и помогает понять себя и дать себя понять другим.</text:p>
      <text:p text:style-name="P248"/>
      <text:p text:style-name="P249"><text:tab/><text:span text:style-name="T9">Ценность глупых вопросов. </text:span>Мудрый человек может больше извлечь из глупого вопроса, чем глупый человек — из мудрого ответа.</text:p>
      <text:p text:style-name="P249"/>
      <text:p text:style-name="P250"><text:tab/><text:span text:style-name="T9">Никогда не растрачивай энергию на беспокойства и негативные мысли. </text:span>У кого более нестабильная работа, чем у меня? На что я живу? Моя вера — это моя способность справиться с чем бы то ни было. Спина приковала меня к постели на целый год, но каждое несчастье приносит и благо, так как действует как шок, напоминая тебе, что ты не должен завязнуть в рутине жизни.</text:p>
      <text:p text:style-name="P250"/>
      <text:p text:style-name="P251"><text:tab/><text:span text:style-name="T9">Волнение — это способ защиты.</text:span> Не предвещайте зло, пока у вас не будет чем от него укрыться. Волнение бесполезно, если нельзя им защититься.</text:p>
      <text:p text:style-name="P251"/>
      <text:p text:style-name="P252"><text:tab/><text:span text:style-name="T9">Проиграть не стыдно.</text:span> Если вас собъют с ног, вам не должно быть стыдно. Важнее спросить себя в тот момент, когда вас сбивают с ног: «Почему меня сбили с ног?». <text:span text:style-name="T113">Для такого человека, который способен размышлять подобным образом, надежда не потеряна.</text:span></text:p>
      <text:p text:style-name="P252"/>
      <text:p text:style-name="P253"><text:tab/><text:span text:style-name="T9">Чтобы сделать то, что хочешь, иногда требуется делать то, чего не хочешь делать. </text:span>Как для поддержания здоровья иногда требуется принимать невкусные лекарства, так и для того, что хочется делать, иногда требуется выполнение того, чего не хочется делать. Запомни, мой друг, что важно не то, что происходит, а то как ты на это реагируешь. <text:span text:style-name="T114">Твое отношение определяет то, сколько ты извлечешь из этого. Это может стать камнем преткновения, а может и помочь тебе в достижении цели.</text:span></text:p>
      <text:p text:style-name="P253"/>
      <text:p text:style-name="P254"><text:tab/><text:span text:style-name="T9">Несчастье — великий учитель.</text:span> Несчастье — это великий учитель. Сквозь слезу человек видит дальше, чем через телескоп.</text:p>
      <text:p text:style-name="P254"/>
      <text:p text:style-name="P255"><text:tab/><text:span text:style-name="T9">Виды глупости.</text:span> Глупость бывает двух видов: она либо молчит, либо говорит. Немую глупость легче переносить.</text:p>
      <text:p text:style-name="P255"/>
      <text:p text:style-name="P256"><text:tab/><text:span text:style-name="T9">В мире очень много нарушителей спокойствия.</text:span> В мире очень много людей, которые решительно настроены на то, чтобы кем-то стать или причинять беспокойство другим. Они хотят продвигаться вперед, чтобы из заметили. Такая <text:soft-page-break/>целеустремленность не подходит для человека, придерживающегося учения даосизма, так как оно отвергает проявления напористости и соперничества.</text:p>
      <text:p text:style-name="P256"/>
      <text:p text:style-name="P257"><text:tab/><text:span text:style-name="T9">Потрясение от неприятностей способствует развитию человека.</text:span> Потрясения от неприятностей способствует развитию человека подобно тому, как после грозового дождя растут все растения.</text:p>
      <text:p text:style-name="P257"/>
      <text:p text:style-name="P258"><text:tab/><text:span text:style-name="T9">Неприятности подобны ливню.</text:span> Неприятности подобны первому и последнему дождю. Этот дождь холодный, неприветливый по отношению к человеку и к животным. И все же именно в это время года растут цветы и фрукты, финики, розы, гранаты.</text:p>
      <text:p text:style-name="P258"/>
      <text:p text:style-name="P259"><text:tab/><text:span text:style-name="T9">Поражение учит.</text:span> Что такое поражение? Это ничего более как учитель, как первый шаг на пути к лучшему.</text:p>
      <text:p text:style-name="P259"/>
      <text:p text:style-name="P259"><text:tab/><text:span text:style-name="T9">Во время уединения ты, по крайней мере, один. </text:span>Одиночество — это только возможность плыть по течению и обрести себя. <text:span text:style-name="T115">Во время уединения ты, по крайней мере, один. Используй эту возможность.</text:span></text:p>
      <text:p text:style-name="P259"/>
      <text:p text:style-name="P260"><text:tab/><text:span text:style-name="T9">Польза разочарования.</text:span> Без разочарования ты не раскроешь, на что был способен. Мы растем за счет противоречий.</text:p>
      <text:p text:style-name="P260"/>
      <text:p text:style-name="P260"><text:tab/><text:span text:style-name="T9">Терпеливо переносите обиды. </text:span>Ничего так не поможет вам следовать своему путь в мире, как способность терпеливо переность обиды. Терпение не пассивно, напротив оно способствует концентрации силы.</text:p>
      <text:p text:style-name="P260"/>
      <text:p text:style-name="P260"><text:tab/><text:span text:style-name="T9">Не доверяй первому встречному. </text:span><text:span text:style-name="T116">Не доверяй людям так легко, так как на земле живут разные люди.</text:span></text:p>
      <text:p text:style-name="P260"/>
      <text:p text:style-name="P261"><text:tab/><text:span text:style-name="T9">Мудрый человек извлекает пользу из неудач. </text:span><text:span text:style-name="T117">Нет несчастий настолько неудачных, чтобы мудрый человек не мог извлечь из них выгоду. Точно так же нет настолько удачных ситуаций, чтобы глупый человек не обернул их против себя.</text:span></text:p>
      <text:p text:style-name="P261"/>
      <text:p text:style-name="P262"><text:tab/><text:span text:style-name="T9">Волнение. </text:span>Волнение — это пропасть между СЕЙЧАС и ТОГДА. Поэтому если вы в СЕЙЧАС, то не волнуйтесь, так как ваше волнение сразу же выльется в последующем спонтанном поступке.</text:p>
      <text:p text:style-name="P262"/>
      <text:p text:style-name="P263"><text:tab/><text:span text:style-name="T9">Критика. </text:span>У людей, у которых в голове пусто, всегда длинные языки. <text:span text:style-name="T118">Обычно для тех, у кого язык является оружием, ноги являются средством защиты.</text:span></text:p>
      <text:p text:style-name="P263"/>
      <text:p text:style-name="P264"><text:tab/><text:span text:style-name="T9">На пути к цели всегда встречаются препятствия. </text:span>Поверь, что в любом серьезном деле или достижении на пути к ним заложены препятствия, большие или маленькие. И важно то, как человек их преодолевает, а не сами препятствия. <text:soft-page-break/><text:span text:style-name="T119">Нет такого явления, как поражение, пока ты сам этого не признаешь, но не раньше!</text:span></text:p>
      <text:p text:style-name="P264"/>
      <text:p text:style-name="P265"><text:tab/><text:span text:style-name="T9">Внутреннее сопротивление — это не решение. </text:span>Нравится мне это или нет, но обстоятельства часто бьют меня. А так как по своей сущности я борец, то вначале я сражаюсь с ними, но потом понимаю, что мне требуется внутреннее сопротивление и не нужны конфликты (в виде растрачиваемых сил). Надо лучше собраться с силами, приспособиться к обстоятельствам и извлечь из них самое лучшее.</text:p>
      <text:p text:style-name="P265"/>
      <text:p text:style-name="P266"><text:tab/><text:span text:style-name="T9">Не усугубляй несчастья беспокойством.</text:span> Успокойся, отстранись от всех результатов, буль готов боро<text:span text:style-name="T120">ться</text:span> или бежать, выиграть или проиграть и <text:s/>всегда будь готов посмеяться над всем, принимай все, что бы ни случилось. <text:span text:style-name="T120">Говоришь, твой ребенок болен, а ты не можешь оплатить арендную плату? Хорошо, смирись с этими фактами и посмотри им в лицо. Недостаточно ли они сами по себе являются беспокойством, чтобы еще вдобавок тебе из-за них волноваться?</text:span></text:p>
      <text:p text:style-name="P266"/>
      <text:p text:style-name="P267"><text:tab/><text:span text:style-name="T9">Нельзя очистить грязную воду руками.</text:span> Кто может очистить грязную воду? Но если оставить все, как есть, то она сама очистится. <text:span text:style-name="T121">Кто может в состоянии полного покоя обеспечить безопасность? Будьте спокойны, и пусть время идет само по себе, и к вам постепенно придет ощущение покоя.</text:span></text:p>
      <text:p text:style-name="P267"/>
      <text:p text:style-name="P268"><text:tab/><text:span text:style-name="T9">Беспокойство только создает проблемы для окружающих.</text:span> У того, кто одержим волнением, не только нехватает самообладания справиться со своими проблемами, но его нервное и нервозное состояние создает дополнительные трудности для окружающих.</text:p>
      <text:p text:style-name="P268"/>
      <text:p text:style-name="P269"><text:tab/><text:span text:style-name="T9">Учитесь идти дальше.</text:span> Зачем ухудшать ситуацию, которая иллюзорна сама по себе, напряженными эмоциями и мыслями? Она существует в действительности до тех пор, пока не пройдет это мгновение (в любом случае она результат предшествовавших причин). <text:span text:style-name="T122">Делай то, что кажется разумным, затем забудь об этом и иди дальше. Иди дальше и смотри на все, что открывается перед глазами. Иди и смотри на пролетающих птиц. Иди вперед и оставь позади все, что препятствует входу и выходу жизненного опыт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1T21:22:06.404262003</dc:date>
    <meta:editing-duration>PT11H19M14S</meta:editing-duration>
    <meta:editing-cycles>308</meta:editing-cycles>
    <meta:generator>LibreOffice/5.1.6.2$Linux_X86_64 LibreOffice_project/10m0$Build-2</meta:generator>
    <meta:document-statistic meta:table-count="0" meta:image-count="0" meta:object-count="0" meta:page-count="73" meta:paragraph-count="645" meta:word-count="15470" meta:character-count="107169" meta:non-whitespace-character-count="91726"/>
  </office:meta>
</office:document-meta>
</file>